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945in"/>
    </style:style>
    <style:style style:name="co2" style:family="table-column">
      <style:table-column-properties fo:break-before="auto" style:column-width="1.639in"/>
    </style:style>
    <style:style style:name="co3" style:family="table-column">
      <style:table-column-properties fo:break-before="auto" style:column-width="1.0146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894in" svg:height="3.5425in" svg:x="4.352in" svg:y="0.8854in">
            <draw:object draw:notify-on-update-of-ranges="Sheet1.A1:Sheet1.A1 Sheet1.A2:Sheet1.A501 Sheet1.B1:Sheet1.B1 Sheet1.B2:Sheet1.B501 Sheet1.A1:Sheet1.A1 Sheet1.A2:Sheet1.A501 Sheet1.C1:Sheet1.C1 Sheet1.C2:Sheet1.C5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Epochs</text:p>
          </table:table-cell>
          <table:table-cell office:value-type="string">
            <text:p><text:s/>Classification Accuracy</text:p>
          </table:table-cell>
          <table:table-cell office:value-type="string">
            <text:p><text:s/>Training MS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808625336927224">
            <text:p>0.0808625337</text:p>
          </table:table-cell>
          <table:table-cell office:value-type="float" office:value="0.952977134060954">
            <text:p>0.95297713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768194070080863">
            <text:p>0.076819407</text:p>
          </table:table-cell>
          <table:table-cell office:value-type="float" office:value="0.91311772022118">
            <text:p>0.913117720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78167115902965">
            <text:p>0.0781671159</text:p>
          </table:table-cell>
          <table:table-cell office:value-type="float" office:value="0.912096765044718">
            <text:p>0.91209676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862533692722372">
            <text:p>0.0862533693</text:p>
          </table:table-cell>
          <table:table-cell office:value-type="float" office:value="0.91013638407238">
            <text:p>0.910136384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130727762803235">
            <text:p>0.1307277628</text:p>
          </table:table-cell>
          <table:table-cell office:value-type="float" office:value="0.905637344020927">
            <text:p>0.90563734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171159029649596">
            <text:p>0.1711590296</text:p>
          </table:table-cell>
          <table:table-cell office:value-type="float" office:value="0.894341516125964">
            <text:p>0.894341516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188679245283019">
            <text:p>0.1886792453</text:p>
          </table:table-cell>
          <table:table-cell office:value-type="float" office:value="0.870506638862859">
            <text:p>0.870506638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9811320754717">
            <text:p>0.1981132075</text:p>
          </table:table-cell>
          <table:table-cell office:value-type="float" office:value="0.846114558030047">
            <text:p>0.84611455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207547169811321">
            <text:p>0.2075471698</text:p>
          </table:table-cell>
          <table:table-cell office:value-type="float" office:value="0.831709577980547">
            <text:p>0.83170957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237196765498652">
            <text:p>0.2371967655</text:p>
          </table:table-cell>
          <table:table-cell office:value-type="float" office:value="0.822382170508669">
            <text:p>0.822382170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266846361185984">
            <text:p>0.2668463612</text:p>
          </table:table-cell>
          <table:table-cell office:value-type="float" office:value="0.814762973156298">
            <text:p>0.814762973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295148247978437">
            <text:p>0.295148248</text:p>
          </table:table-cell>
          <table:table-cell office:value-type="float" office:value="0.807428263948752">
            <text:p>0.807428263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318059299191375">
            <text:p>0.3180592992</text:p>
          </table:table-cell>
          <table:table-cell office:value-type="float" office:value="0.799607024546879">
            <text:p>0.799607024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33288409703504">
            <text:p>0.332884097</text:p>
          </table:table-cell>
          <table:table-cell office:value-type="float" office:value="0.790852794606495">
            <text:p>0.790852794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3544474393531">
            <text:p>0.3544474394</text:p>
          </table:table-cell>
          <table:table-cell office:value-type="float" office:value="0.781063200018755">
            <text:p>0.781063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376010781671159">
            <text:p>0.3760107817</text:p>
          </table:table-cell>
          <table:table-cell office:value-type="float" office:value="0.770507978979844">
            <text:p>0.77050797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38544474393531">
            <text:p>0.3854447439</text:p>
          </table:table-cell>
          <table:table-cell office:value-type="float" office:value="0.759611892013125">
            <text:p>0.75961189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400269541778976">
            <text:p>0.4002695418</text:p>
          </table:table-cell>
          <table:table-cell office:value-type="float" office:value="0.748705460563384">
            <text:p>0.748705460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41644204851752">
            <text:p>0.4164420485</text:p>
          </table:table-cell>
          <table:table-cell office:value-type="float" office:value="0.738004420077106">
            <text:p>0.738004420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423180592991914">
            <text:p>0.423180593</text:p>
          </table:table-cell>
          <table:table-cell office:value-type="float" office:value="0.727681241544359">
            <text:p>0.727681241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435309973045822">
            <text:p>0.435309973</text:p>
          </table:table-cell>
          <table:table-cell office:value-type="float" office:value="0.717879511384123">
            <text:p>0.717879511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444743935309973">
            <text:p>0.4447439353</text:p>
          </table:table-cell>
          <table:table-cell office:value-type="float" office:value="0.708684290316603">
            <text:p>0.708684290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454177897574124">
            <text:p>0.4541778976</text:p>
          </table:table-cell>
          <table:table-cell office:value-type="float" office:value="0.70011164407367">
            <text:p>0.700111644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470350404312669">
            <text:p>0.4703504043</text:p>
          </table:table-cell>
          <table:table-cell office:value-type="float" office:value="0.692126656302244">
            <text:p>0.692126656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483827493261455">
            <text:p>0.4838274933</text:p>
          </table:table-cell>
          <table:table-cell office:value-type="float" office:value="0.684666227861547">
            <text:p>0.684666227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490566037735849">
            <text:p>0.4905660377</text:p>
          </table:table-cell>
          <table:table-cell office:value-type="float" office:value="0.677655217339835">
            <text:p>0.677655217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498652291105121">
            <text:p>0.4986522911</text:p>
          </table:table-cell>
          <table:table-cell office:value-type="float" office:value="0.671016648682542">
            <text:p>0.671016648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514824797843666">
            <text:p>0.5148247978</text:p>
          </table:table-cell>
          <table:table-cell office:value-type="float" office:value="0.664678169064678">
            <text:p>0.664678169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524258760107817">
            <text:p>0.5242587601</text:p>
          </table:table-cell>
          <table:table-cell office:value-type="float" office:value="0.658575770974109">
            <text:p>0.65857577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528301886792453">
            <text:p>0.5283018868</text:p>
          </table:table-cell>
          <table:table-cell office:value-type="float" office:value="0.652655233063312">
            <text:p>0.652655233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536388140161725">
            <text:p>0.5363881402</text:p>
          </table:table-cell>
          <table:table-cell office:value-type="float" office:value="0.646871708661054">
            <text:p>0.646871708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539083557951482">
            <text:p>0.539083558</text:p>
          </table:table-cell>
          <table:table-cell office:value-type="float" office:value="0.641187999031646">
            <text:p>0.64118799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553908355795148">
            <text:p>0.5539083558</text:p>
          </table:table-cell>
          <table:table-cell office:value-type="float" office:value="0.635572116853888">
            <text:p>0.635572116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56199460916442">
            <text:p>0.5619946092</text:p>
          </table:table-cell>
          <table:table-cell office:value-type="float" office:value="0.629994748821644">
            <text:p>0.629994748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580862533692722">
            <text:p>0.5808625337</text:p>
          </table:table-cell>
          <table:table-cell office:value-type="float" office:value="0.624427156122194">
            <text:p>0.624427156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590296495956873">
            <text:p>0.590296496</text:p>
          </table:table-cell>
          <table:table-cell office:value-type="float" office:value="0.618839904874643">
            <text:p>0.618839904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602425876010782">
            <text:p>0.602425876</text:p>
          </table:table-cell>
          <table:table-cell office:value-type="float" office:value="0.613202641174076">
            <text:p>0.613202641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609164420485175">
            <text:p>0.6091644205</text:p>
          </table:table-cell>
          <table:table-cell office:value-type="float" office:value="0.607485002964298">
            <text:p>0.60748500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609164420485175">
            <text:p>0.6091644205</text:p>
          </table:table-cell>
          <table:table-cell office:value-type="float" office:value="0.601658777953508">
            <text:p>0.60165877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621293800539084">
            <text:p>0.6212938005</text:p>
          </table:table-cell>
          <table:table-cell office:value-type="float" office:value="0.595701589267134">
            <text:p>0.595701589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621293800539084">
            <text:p>0.6212938005</text:p>
          </table:table-cell>
          <table:table-cell office:value-type="float" office:value="0.58960235430204">
            <text:p>0.589602354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632075471698113">
            <text:p>0.6320754717</text:p>
          </table:table-cell>
          <table:table-cell office:value-type="float" office:value="0.583367237998969">
            <text:p>0.58336723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636118598382749">
            <text:p>0.6361185984</text:p>
          </table:table-cell>
          <table:table-cell office:value-type="float" office:value="0.577021562617701">
            <text:p>0.577021562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6455525606469">
            <text:p>0.6455525606</text:p>
          </table:table-cell>
          <table:table-cell office:value-type="float" office:value="0.570604082125999">
            <text:p>0.57060408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650943396226415">
            <text:p>0.6509433962</text:p>
          </table:table-cell>
          <table:table-cell office:value-type="float" office:value="0.564158102192998">
            <text:p>0.564158102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664420485175202">
            <text:p>0.6644204852</text:p>
          </table:table-cell>
          <table:table-cell office:value-type="float" office:value="0.557726007817143">
            <text:p>0.557726007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665768194070081">
            <text:p>0.6657681941</text:p>
          </table:table-cell>
          <table:table-cell office:value-type="float" office:value="0.551347107338686">
            <text:p>0.551347107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665768194070081">
            <text:p>0.6657681941</text:p>
          </table:table-cell>
          <table:table-cell office:value-type="float" office:value="0.545056066237236">
            <text:p>0.545056066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668463611859838">
            <text:p>0.6684636119</text:p>
          </table:table-cell>
          <table:table-cell office:value-type="float" office:value="0.538881316099529">
            <text:p>0.538881316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668463611859838">
            <text:p>0.6684636119</text:p>
          </table:table-cell>
          <table:table-cell office:value-type="float" office:value="0.532844149135083">
            <text:p>0.532844149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673854447439353">
            <text:p>0.6738544474</text:p>
          </table:table-cell>
          <table:table-cell office:value-type="float" office:value="0.526958908673692">
            <text:p>0.5269589087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679245283018868">
            <text:p>0.679245283</text:p>
          </table:table-cell>
          <table:table-cell office:value-type="float" office:value="0.521234036062301">
            <text:p>0.521234036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68733153638814">
            <text:p>0.6873315364</text:p>
          </table:table-cell>
          <table:table-cell office:value-type="float" office:value="0.515673450969803">
            <text:p>0.51567345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688679245283019">
            <text:p>0.6886792453</text:p>
          </table:table-cell>
          <table:table-cell office:value-type="float" office:value="0.510277837672452">
            <text:p>0.5102778377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692722371967655">
            <text:p>0.692722372</text:p>
          </table:table-cell>
          <table:table-cell office:value-type="float" office:value="0.505045641723768">
            <text:p>0.5050456417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695417789757412">
            <text:p>0.6954177898</text:p>
          </table:table-cell>
          <table:table-cell office:value-type="float" office:value="0.499973765155123">
            <text:p>0.499973765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69811320754717">
            <text:p>0.6981132075</text:p>
          </table:table-cell>
          <table:table-cell office:value-type="float" office:value="0.495058032268107">
            <text:p>0.495058032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69811320754717">
            <text:p>0.6981132075</text:p>
          </table:table-cell>
          <table:table-cell office:value-type="float" office:value="0.490293508834213">
            <text:p>0.4902935088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706199460916442">
            <text:p>0.7061994609</text:p>
          </table:table-cell>
          <table:table-cell office:value-type="float" office:value="0.485674736816858">
            <text:p>0.485674736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703504043126685">
            <text:p>0.7035040431</text:p>
          </table:table-cell>
          <table:table-cell office:value-type="float" office:value="0.481195921957282">
            <text:p>0.48119592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706199460916442">
            <text:p>0.7061994609</text:p>
          </table:table-cell>
          <table:table-cell office:value-type="float" office:value="0.476851093208001">
            <text:p>0.476851093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714285714285714">
            <text:p>0.7142857143</text:p>
          </table:table-cell>
          <table:table-cell office:value-type="float" office:value="0.472634241783869">
            <text:p>0.4726342418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715633423180593">
            <text:p>0.7156334232</text:p>
          </table:table-cell>
          <table:table-cell office:value-type="float" office:value="0.468539441172841">
            <text:p>0.468539441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716981132075472">
            <text:p>0.7169811321</text:p>
          </table:table-cell>
          <table:table-cell office:value-type="float" office:value="0.464560945791293">
            <text:p>0.4645609458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722371967654987">
            <text:p>0.7223719677</text:p>
          </table:table-cell>
          <table:table-cell office:value-type="float" office:value="0.460693264301012">
            <text:p>0.460693264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725067385444744">
            <text:p>0.7250673854</text:p>
          </table:table-cell>
          <table:table-cell office:value-type="float" office:value="0.456931203997137">
            <text:p>0.456931204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726415094339623">
            <text:p>0.7264150943</text:p>
          </table:table-cell>
          <table:table-cell office:value-type="float" office:value="0.453269885243286">
            <text:p>0.453269885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727762803234501">
            <text:p>0.7277628032</text:p>
          </table:table-cell>
          <table:table-cell office:value-type="float" office:value="0.449704729113125">
            <text:p>0.449704729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733153638814016">
            <text:p>0.7331536388</text:p>
          </table:table-cell>
          <table:table-cell office:value-type="float" office:value="0.446231425757166">
            <text:p>0.446231425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735849056603773">
            <text:p>0.7358490566</text:p>
          </table:table-cell>
          <table:table-cell office:value-type="float" office:value="0.442845893748241">
            <text:p>0.442845893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735849056603773">
            <text:p>0.7358490566</text:p>
          </table:table-cell>
          <table:table-cell office:value-type="float" office:value="0.439544240579601">
            <text:p>0.4395442406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735849056603773">
            <text:p>0.7358490566</text:p>
          </table:table-cell>
          <table:table-cell office:value-type="float" office:value="0.436322731729184">
            <text:p>0.4363227317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737196765498652">
            <text:p>0.7371967655</text:p>
          </table:table-cell>
          <table:table-cell office:value-type="float" office:value="0.433177771584935">
            <text:p>0.4331777716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735849056603773">
            <text:p>0.7358490566</text:p>
          </table:table-cell>
          <table:table-cell office:value-type="float" office:value="0.430105895705195">
            <text:p>0.4301058957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735849056603773">
            <text:p>0.7358490566</text:p>
          </table:table-cell>
          <table:table-cell office:value-type="float" office:value="0.42710377146636">
            <text:p>0.4271037715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735849056603773">
            <text:p>0.7358490566</text:p>
          </table:table-cell>
          <table:table-cell office:value-type="float" office:value="0.424168203341375">
            <text:p>0.42416820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735849056603773">
            <text:p>0.7358490566</text:p>
          </table:table-cell>
          <table:table-cell office:value-type="float" office:value="0.421296139430501">
            <text:p>0.4212961394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738544474393531">
            <text:p>0.7385444744</text:p>
          </table:table-cell>
          <table:table-cell office:value-type="float" office:value="0.418484676817371">
            <text:p>0.4184846768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743935309973046">
            <text:p>0.74393531</text:p>
          </table:table-cell>
          <table:table-cell office:value-type="float" office:value="0.415731064368605">
            <text:p>0.415731064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749326145552561">
            <text:p>0.7493261456</text:p>
          </table:table-cell>
          <table:table-cell office:value-type="float" office:value="0.413032702479256">
            <text:p>0.413032702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749326145552561">
            <text:p>0.7493261456</text:p>
          </table:table-cell>
          <table:table-cell office:value-type="float" office:value="0.410387139906248">
            <text:p>0.410387139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752021563342318">
            <text:p>0.7520215633</text:p>
          </table:table-cell>
          <table:table-cell office:value-type="float" office:value="0.407792068233998">
            <text:p>0.407792068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761455525606469">
            <text:p>0.7614555256</text:p>
          </table:table-cell>
          <table:table-cell office:value-type="float" office:value="0.405245314717547">
            <text:p>0.405245314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766846361185984">
            <text:p>0.7668463612</text:p>
          </table:table-cell>
          <table:table-cell office:value-type="float" office:value="0.402744834291367">
            <text:p>0.402744834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768194070080862">
            <text:p>0.7681940701</text:p>
          </table:table-cell>
          <table:table-cell office:value-type="float" office:value="0.400288701458318">
            <text:p>0.400288701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769541778975741">
            <text:p>0.769541779</text:p>
          </table:table-cell>
          <table:table-cell office:value-type="float" office:value="0.397875102623362">
            <text:p>0.397875102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77088948787062">
            <text:p>0.7708894879</text:p>
          </table:table-cell>
          <table:table-cell office:value-type="float" office:value="0.395502329248669">
            <text:p>0.395502329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769541778975741">
            <text:p>0.769541779</text:p>
          </table:table-cell>
          <table:table-cell office:value-type="float" office:value="0.393168772014178">
            <text:p>0.39316877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772237196765499">
            <text:p>0.7722371968</text:p>
          </table:table-cell>
          <table:table-cell office:value-type="float" office:value="0.390872915996658">
            <text:p>0.39087291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77088948787062">
            <text:p>0.7708894879</text:p>
          </table:table-cell>
          <table:table-cell office:value-type="float" office:value="0.388613336748381">
            <text:p>0.388613336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77088948787062">
            <text:p>0.7708894879</text:p>
          </table:table-cell>
          <table:table-cell office:value-type="float" office:value="0.3863886970714">
            <text:p>0.386388697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77088948787062">
            <text:p>0.7708894879</text:p>
          </table:table-cell>
          <table:table-cell office:value-type="float" office:value="0.384197744245844">
            <text:p>0.384197744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769541778975741">
            <text:p>0.769541779</text:p>
          </table:table-cell>
          <table:table-cell office:value-type="float" office:value="0.38203930747503">
            <text:p>0.382039307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769541778975741">
            <text:p>0.769541779</text:p>
          </table:table-cell>
          <table:table-cell office:value-type="float" office:value="0.37991229534904">
            <text:p>0.379912295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77088948787062">
            <text:p>0.7708894879</text:p>
          </table:table-cell>
          <table:table-cell office:value-type="float" office:value="0.377815693192434">
            <text:p>0.377815693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772237196765499">
            <text:p>0.7722371968</text:p>
          </table:table-cell>
          <table:table-cell office:value-type="float" office:value="0.375748560241313">
            <text:p>0.375748560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773584905660377">
            <text:p>0.7735849057</text:p>
          </table:table-cell>
          <table:table-cell office:value-type="float" office:value="0.373710026679163">
            <text:p>0.373710026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774932614555256">
            <text:p>0.7749326146</text:p>
          </table:table-cell>
          <table:table-cell office:value-type="float" office:value="0.371699290636038">
            <text:p>0.3716992906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776280323450135">
            <text:p>0.7762803235</text:p>
          </table:table-cell>
          <table:table-cell office:value-type="float" office:value="0.369715615304915">
            <text:p>0.369715615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774932614555256">
            <text:p>0.7749326146</text:p>
          </table:table-cell>
          <table:table-cell office:value-type="float" office:value="0.367758326332006">
            <text:p>0.367758326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777628032345013">
            <text:p>0.7776280323</text:p>
          </table:table-cell>
          <table:table-cell office:value-type="float" office:value="0.365826809573661">
            <text:p>0.3658268096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777628032345013">
            <text:p>0.7776280323</text:p>
          </table:table-cell>
          <table:table-cell office:value-type="float" office:value="0.363920509165398">
            <text:p>0.3639205092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778975741239892">
            <text:p>0.7789757412</text:p>
          </table:table-cell>
          <table:table-cell office:value-type="float" office:value="0.362038925618684">
            <text:p>0.3620389256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780323450134771">
            <text:p>0.7803234501</text:p>
          </table:table-cell>
          <table:table-cell office:value-type="float" office:value="0.360181613378071">
            <text:p>0.3601816134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780323450134771">
            <text:p>0.7803234501</text:p>
          </table:table-cell>
          <table:table-cell office:value-type="float" office:value="0.358348177007633">
            <text:p>0.358348177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783018867924528">
            <text:p>0.7830188679</text:p>
          </table:table-cell>
          <table:table-cell office:value-type="float" office:value="0.356538265045464">
            <text:p>0.356538265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784366576819407">
            <text:p>0.7843665768</text:p>
          </table:table-cell>
          <table:table-cell office:value-type="float" office:value="0.354751560693792">
            <text:p>0.354751560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788409703504043">
            <text:p>0.7884097035</text:p>
          </table:table-cell>
          <table:table-cell office:value-type="float" office:value="0.352987768973248">
            <text:p>0.352987769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788409703504043">
            <text:p>0.7884097035</text:p>
          </table:table-cell>
          <table:table-cell office:value-type="float" office:value="0.351246600709442">
            <text:p>0.3512466007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788409703504043">
            <text:p>0.7884097035</text:p>
          </table:table-cell>
          <table:table-cell office:value-type="float" office:value="0.349527754529262">
            <text:p>0.3495277545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792452830188679">
            <text:p>0.7924528302</text:p>
          </table:table-cell>
          <table:table-cell office:value-type="float" office:value="0.347830898625016">
            <text:p>0.347830898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792452830188679">
            <text:p>0.7924528302</text:p>
          </table:table-cell>
          <table:table-cell office:value-type="float" office:value="0.346155654158325">
            <text:p>0.3461556542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793800539083558">
            <text:p>0.7938005391</text:p>
          </table:table-cell>
          <table:table-cell office:value-type="float" office:value="0.344501581784023">
            <text:p>0.344501581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792452830188679">
            <text:p>0.7924528302</text:p>
          </table:table-cell>
          <table:table-cell office:value-type="float" office:value="0.342868172065951">
            <text:p>0.342868172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7911051212938">
            <text:p>0.7911051213</text:p>
          </table:table-cell>
          <table:table-cell office:value-type="float" office:value="0.341254839838766">
            <text:p>0.3412548398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792452830188679">
            <text:p>0.7924528302</text:p>
          </table:table-cell>
          <table:table-cell office:value-type="float" office:value="0.339660922104505">
            <text:p>0.3396609221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792452830188679">
            <text:p>0.7924528302</text:p>
          </table:table-cell>
          <table:table-cell office:value-type="float" office:value="0.338085678945475">
            <text:p>0.3380856789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793800539083558">
            <text:p>0.7938005391</text:p>
          </table:table-cell>
          <table:table-cell office:value-type="float" office:value="0.336528297121775">
            <text:p>0.336528297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793800539083558">
            <text:p>0.7938005391</text:p>
          </table:table-cell>
          <table:table-cell office:value-type="float" office:value="0.33498789632466">
            <text:p>0.334987896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797843665768194">
            <text:p>0.7978436658</text:p>
          </table:table-cell>
          <table:table-cell office:value-type="float" office:value="0.333463538257629">
            <text:p>0.3334635383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797843665768194">
            <text:p>0.7978436658</text:p>
          </table:table-cell>
          <table:table-cell office:value-type="float" office:value="0.331954238622269">
            <text:p>0.331954238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799191374663073">
            <text:p>0.7991913747</text:p>
          </table:table-cell>
          <table:table-cell office:value-type="float" office:value="0.330458981592427">
            <text:p>0.3304589816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80188679245283">
            <text:p>0.8018867925</text:p>
          </table:table-cell>
          <table:table-cell office:value-type="float" office:value="0.328976735528414">
            <text:p>0.328976735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803234501347709">
            <text:p>0.8032345013</text:p>
          </table:table-cell>
          <table:table-cell office:value-type="float" office:value="0.327506467790614">
            <text:p>0.3275064678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805929919137466">
            <text:p>0.8059299191</text:p>
          </table:table-cell>
          <table:table-cell office:value-type="float" office:value="0.326047156020341">
            <text:p>0.3260471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808625336927224">
            <text:p>0.8086253369</text:p>
          </table:table-cell>
          <table:table-cell office:value-type="float" office:value="0.324597793626073">
            <text:p>0.3245977936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808625336927224">
            <text:p>0.8086253369</text:p>
          </table:table-cell>
          <table:table-cell office:value-type="float" office:value="0.323157388615727">
            <text:p>0.323157388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811320754716981">
            <text:p>0.8113207547</text:p>
          </table:table-cell>
          <table:table-cell office:value-type="float" office:value="0.321724957022181">
            <text:p>0.321724957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811320754716981">
            <text:p>0.8113207547</text:p>
          </table:table-cell>
          <table:table-cell office:value-type="float" office:value="0.320299514235016">
            <text:p>0.3202995142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81266846361186">
            <text:p>0.8126684636</text:p>
          </table:table-cell>
          <table:table-cell office:value-type="float" office:value="0.318880068794351">
            <text:p>0.318880068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811320754716981">
            <text:p>0.8113207547</text:p>
          </table:table-cell>
          <table:table-cell office:value-type="float" office:value="0.317465623207988">
            <text:p>0.3174656232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811320754716981">
            <text:p>0.8113207547</text:p>
          </table:table-cell>
          <table:table-cell office:value-type="float" office:value="0.316055185197973">
            <text:p>0.3160551852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811320754716981">
            <text:p>0.8113207547</text:p>
          </table:table-cell>
          <table:table-cell office:value-type="float" office:value="0.314647790834197">
            <text:p>0.3146477908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81266846361186">
            <text:p>0.8126684636</text:p>
          </table:table-cell>
          <table:table-cell office:value-type="float" office:value="0.313242538647098">
            <text:p>0.3132425386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814016172506739">
            <text:p>0.8140161725</text:p>
          </table:table-cell>
          <table:table-cell office:value-type="float" office:value="0.311838631307288">
            <text:p>0.311838631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814016172506739">
            <text:p>0.8140161725</text:p>
          </table:table-cell>
          <table:table-cell office:value-type="float" office:value="0.310435419106255">
            <text:p>0.3104354191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814016172506739">
            <text:p>0.8140161725</text:p>
          </table:table-cell>
          <table:table-cell office:value-type="float" office:value="0.309032437723719">
            <text:p>0.3090324377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816711590296496">
            <text:p>0.8167115903</text:p>
          </table:table-cell>
          <table:table-cell office:value-type="float" office:value="0.307629432249402">
            <text:p>0.3076294322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818059299191375">
            <text:p>0.8180592992</text:p>
          </table:table-cell>
          <table:table-cell office:value-type="float" office:value="0.306226360730929">
            <text:p>0.3062263607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819407008086253">
            <text:p>0.8194070081</text:p>
          </table:table-cell>
          <table:table-cell office:value-type="float" office:value="0.304823373872191">
            <text:p>0.3048233739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820754716981132">
            <text:p>0.820754717</text:p>
          </table:table-cell>
          <table:table-cell office:value-type="float" office:value="0.303420772451134">
            <text:p>0.3034207725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820754716981132">
            <text:p>0.820754717</text:p>
          </table:table-cell>
          <table:table-cell office:value-type="float" office:value="0.302018949271938">
            <text:p>0.3020189493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820754716981132">
            <text:p>0.820754717</text:p>
          </table:table-cell>
          <table:table-cell office:value-type="float" office:value="0.300618326166181">
            <text:p>0.3006183262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820754716981132">
            <text:p>0.820754717</text:p>
          </table:table-cell>
          <table:table-cell office:value-type="float" office:value="0.299219297166427">
            <text:p>0.299219297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820754716981132">
            <text:p>0.820754717</text:p>
          </table:table-cell>
          <table:table-cell office:value-type="float" office:value="0.297822186256696">
            <text:p>0.2978221863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823450134770889">
            <text:p>0.8234501348</text:p>
          </table:table-cell>
          <table:table-cell office:value-type="float" office:value="0.296427223386933">
            <text:p>0.2964272234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823450134770889">
            <text:p>0.8234501348</text:p>
          </table:table-cell>
          <table:table-cell office:value-type="float" office:value="0.295034537784971">
            <text:p>0.2950345378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826145552560647">
            <text:p>0.8261455526</text:p>
          </table:table-cell>
          <table:table-cell office:value-type="float" office:value="0.293644164584541">
            <text:p>0.2936441646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827493261455526">
            <text:p>0.8274932615</text:p>
          </table:table-cell>
          <table:table-cell office:value-type="float" office:value="0.292256059854417">
            <text:p>0.2922560599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828840970350404">
            <text:p>0.8288409704</text:p>
          </table:table-cell>
          <table:table-cell office:value-type="float" office:value="0.29087011976494">
            <text:p>0.2908701198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828840970350404">
            <text:p>0.8288409704</text:p>
          </table:table-cell>
          <table:table-cell office:value-type="float" office:value="0.289486201018816">
            <text:p>0.289486201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83288409703504">
            <text:p>0.832884097</text:p>
          </table:table-cell>
          <table:table-cell office:value-type="float" office:value="0.288104141093075">
            <text:p>0.2881041411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834231805929919">
            <text:p>0.8342318059</text:p>
          </table:table-cell>
          <table:table-cell office:value-type="float" office:value="0.28672377789671">
            <text:p>0.2867237779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834231805929919">
            <text:p>0.8342318059</text:p>
          </table:table-cell>
          <table:table-cell office:value-type="float" office:value="0.285344969032056">
            <text:p>0.285344969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834231805929919">
            <text:p>0.8342318059</text:p>
          </table:table-cell>
          <table:table-cell office:value-type="float" office:value="0.283967611012549">
            <text:p>0.283967611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834231805929919">
            <text:p>0.8342318059</text:p>
          </table:table-cell>
          <table:table-cell office:value-type="float" office:value="0.282591658659458">
            <text:p>0.2825916587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834231805929919">
            <text:p>0.8342318059</text:p>
          </table:table-cell>
          <table:table-cell office:value-type="float" office:value="0.281217144613931">
            <text:p>0.2812171446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834231805929919">
            <text:p>0.8342318059</text:p>
          </table:table-cell>
          <table:table-cell office:value-type="float" office:value="0.279844198582201">
            <text:p>0.2798441986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834231805929919">
            <text:p>0.8342318059</text:p>
          </table:table-cell>
          <table:table-cell office:value-type="float" office:value="0.278473065669749">
            <text:p>0.2784730657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835579514824798">
            <text:p>0.8355795148</text:p>
          </table:table-cell>
          <table:table-cell office:value-type="float" office:value="0.27710412298484">
            <text:p>0.277104123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836927223719676">
            <text:p>0.8369272237</text:p>
          </table:table-cell>
          <table:table-cell office:value-type="float" office:value="0.275737893562097">
            <text:p>0.2757378936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838274932614555">
            <text:p>0.8382749326</text:p>
          </table:table-cell>
          <table:table-cell office:value-type="float" office:value="0.274375056483363">
            <text:p>0.2743750565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840970350404313">
            <text:p>0.8409703504</text:p>
          </table:table-cell>
          <table:table-cell office:value-type="float" office:value="0.273016451790192">
            <text:p>0.2730164518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842318059299191">
            <text:p>0.8423180593</text:p>
          </table:table-cell>
          <table:table-cell office:value-type="float" office:value="0.271663078438692">
            <text:p>0.2716630784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84366576819407">
            <text:p>0.8436657682</text:p>
          </table:table-cell>
          <table:table-cell office:value-type="float" office:value="0.270316083346218">
            <text:p>0.2703160833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84366576819407">
            <text:p>0.8436657682</text:p>
          </table:table-cell>
          <table:table-cell office:value-type="float" office:value="0.268976739807059">
            <text:p>0.2689767398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845013477088949">
            <text:p>0.8450134771</text:p>
          </table:table-cell>
          <table:table-cell office:value-type="float" office:value="0.267646414424355">
            <text:p>0.2676464144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847708894878706">
            <text:p>0.8477088949</text:p>
          </table:table-cell>
          <table:table-cell office:value-type="float" office:value="0.266326523218918">
            <text:p>0.2663265232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850404312668464">
            <text:p>0.8504043127</text:p>
          </table:table-cell>
          <table:table-cell office:value-type="float" office:value="0.265018479489957">
            <text:p>0.2650184795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850404312668464">
            <text:p>0.8504043127</text:p>
          </table:table-cell>
          <table:table-cell office:value-type="float" office:value="0.263723637892436">
            <text:p>0.2637236379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850404312668464">
            <text:p>0.8504043127</text:p>
          </table:table-cell>
          <table:table-cell office:value-type="float" office:value="0.262443240540304">
            <text:p>0.2624432405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851752021563342">
            <text:p>0.8517520216</text:p>
          </table:table-cell>
          <table:table-cell office:value-type="float" office:value="0.261178371244512">
            <text:p>0.2611783712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851752021563342">
            <text:p>0.8517520216</text:p>
          </table:table-cell>
          <table:table-cell office:value-type="float" office:value="0.2599299229687">
            <text:p>0.259929923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851752021563342">
            <text:p>0.8517520216</text:p>
          </table:table-cell>
          <table:table-cell office:value-type="float" office:value="0.258698581387771">
            <text:p>0.2586985814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853099730458221">
            <text:p>0.8530997305</text:p>
          </table:table-cell>
          <table:table-cell office:value-type="float" office:value="0.257484824683498">
            <text:p>0.2574848247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853099730458221">
            <text:p>0.8530997305</text:p>
          </table:table-cell>
          <table:table-cell office:value-type="float" office:value="0.256288937226168">
            <text:p>0.2562889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855795148247978">
            <text:p>0.8557951482</text:p>
          </table:table-cell>
          <table:table-cell office:value-type="float" office:value="0.255111033202548">
            <text:p>0.2551110332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855795148247978">
            <text:p>0.8557951482</text:p>
          </table:table-cell>
          <table:table-cell office:value-type="float" office:value="0.253951085760555">
            <text:p>0.2539510858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855795148247978">
            <text:p>0.8557951482</text:p>
          </table:table-cell>
          <table:table-cell office:value-type="float" office:value="0.252808957658038">
            <text:p>0.2528089577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8544474393531">
            <text:p>0.8544474394</text:p>
          </table:table-cell>
          <table:table-cell office:value-type="float" office:value="0.251684430345842">
            <text:p>0.2516844303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855795148247978">
            <text:p>0.8557951482</text:p>
          </table:table-cell>
          <table:table-cell office:value-type="float" office:value="0.250577229515039">
            <text:p>0.2505772295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857142857142857">
            <text:p>0.8571428571</text:p>
          </table:table-cell>
          <table:table-cell office:value-type="float" office:value="0.249487046142445">
            <text:p>0.2494870461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857142857142857">
            <text:p>0.8571428571</text:p>
          </table:table-cell>
          <table:table-cell office:value-type="float" office:value="0.248413552850751">
            <text:p>0.2484135529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857142857142857">
            <text:p>0.8571428571</text:p>
          </table:table-cell>
          <table:table-cell office:value-type="float" office:value="0.247356415925754">
            <text:p>0.2473564159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858490566037736">
            <text:p>0.858490566</text:p>
          </table:table-cell>
          <table:table-cell office:value-type="float" office:value="0.246315303624976">
            <text:p>0.2463153036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859838274932615">
            <text:p>0.8598382749</text:p>
          </table:table-cell>
          <table:table-cell office:value-type="float" office:value="0.245289891518645">
            <text:p>0.2452898915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862533692722372">
            <text:p>0.8625336927</text:p>
          </table:table-cell>
          <table:table-cell office:value-type="float" office:value="0.244279865584347">
            <text:p>0.244279865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862533692722372">
            <text:p>0.8625336927</text:p>
          </table:table-cell>
          <table:table-cell office:value-type="float" office:value="0.243284923684591">
            <text:p>0.243284923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862533692722372">
            <text:p>0.8625336927</text:p>
          </table:table-cell>
          <table:table-cell office:value-type="float" office:value="0.242304775934141">
            <text:p>0.2423047759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862533692722372">
            <text:p>0.8625336927</text:p>
          </table:table-cell>
          <table:table-cell office:value-type="float" office:value="0.241339144339227">
            <text:p>0.2413391443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862533692722372">
            <text:p>0.8625336927</text:p>
          </table:table-cell>
          <table:table-cell office:value-type="float" office:value="0.240387761978876">
            <text:p>0.240387762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862533692722372">
            <text:p>0.8625336927</text:p>
          </table:table-cell>
          <table:table-cell office:value-type="float" office:value="0.239450371906743">
            <text:p>0.2394503719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862533692722372">
            <text:p>0.8625336927</text:p>
          </table:table-cell>
          <table:table-cell office:value-type="float" office:value="0.238526725881633">
            <text:p>0.2385267259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862533692722372">
            <text:p>0.8625336927</text:p>
          </table:table-cell>
          <table:table-cell office:value-type="float" office:value="0.237616582985524">
            <text:p>0.237616583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863881401617251">
            <text:p>0.8638814016</text:p>
          </table:table-cell>
          <table:table-cell office:value-type="float" office:value="0.236719708157342">
            <text:p>0.2367197082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863881401617251">
            <text:p>0.8638814016</text:p>
          </table:table-cell>
          <table:table-cell office:value-type="float" office:value="0.235835870656549">
            <text:p>0.2358358707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865229110512129">
            <text:p>0.8652291105</text:p>
          </table:table-cell>
          <table:table-cell office:value-type="float" office:value="0.234964842470062">
            <text:p>0.2349648425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865229110512129">
            <text:p>0.8652291105</text:p>
          </table:table-cell>
          <table:table-cell office:value-type="float" office:value="0.234106396685992">
            <text:p>0.2341063967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866576819407008">
            <text:p>0.8665768194</text:p>
          </table:table-cell>
          <table:table-cell office:value-type="float" office:value="0.233260305874282">
            <text:p>0.233260305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869272237196766">
            <text:p>0.8692722372</text:p>
          </table:table-cell>
          <table:table-cell office:value-type="float" office:value="0.23242634053296">
            <text:p>0.2324263405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870619946091644">
            <text:p>0.8706199461</text:p>
          </table:table-cell>
          <table:table-cell office:value-type="float" office:value="0.23160426767434">
            <text:p>0.2316042677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871967654986523">
            <text:p>0.871967655</text:p>
          </table:table-cell>
          <table:table-cell office:value-type="float" office:value="0.230793849633474">
            <text:p>0.2307938496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870619946091644">
            <text:p>0.8706199461</text:p>
          </table:table-cell>
          <table:table-cell office:value-type="float" office:value="0.229994843178153">
            <text:p>0.2299948432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870619946091644">
            <text:p>0.8706199461</text:p>
          </table:table-cell>
          <table:table-cell office:value-type="float" office:value="0.229206998984681">
            <text:p>0.229206999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873315363881402">
            <text:p>0.8733153639</text:p>
          </table:table-cell>
          <table:table-cell office:value-type="float" office:value="0.228430061518199">
            <text:p>0.2284300615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87466307277628">
            <text:p>0.8746630728</text:p>
          </table:table-cell>
          <table:table-cell office:value-type="float" office:value="0.227663769324191">
            <text:p>0.2276637693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87466307277628">
            <text:p>0.8746630728</text:p>
          </table:table-cell>
          <table:table-cell office:value-type="float" office:value="0.226907855704398">
            <text:p>0.2269078557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87466307277628">
            <text:p>0.8746630728</text:p>
          </table:table-cell>
          <table:table-cell office:value-type="float" office:value="0.226162049720901">
            <text:p>0.2261620497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87466307277628">
            <text:p>0.8746630728</text:p>
          </table:table-cell>
          <table:table-cell office:value-type="float" office:value="0.225426077450737">
            <text:p>0.2254260775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87466307277628">
            <text:p>0.8746630728</text:p>
          </table:table-cell>
          <table:table-cell office:value-type="float" office:value="0.224699663402363">
            <text:p>0.2246996634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876010781671159">
            <text:p>0.8760107817</text:p>
          </table:table-cell>
          <table:table-cell office:value-type="float" office:value="0.223982532004607">
            <text:p>0.223982532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876010781671159">
            <text:p>0.8760107817</text:p>
          </table:table-cell>
          <table:table-cell office:value-type="float" office:value="0.223274409086841">
            <text:p>0.2232744091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876010781671159">
            <text:p>0.8760107817</text:p>
          </table:table-cell>
          <table:table-cell office:value-type="float" office:value="0.222575023283222">
            <text:p>0.2225750233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876010781671159">
            <text:p>0.8760107817</text:p>
          </table:table-cell>
          <table:table-cell office:value-type="float" office:value="0.221884107310984">
            <text:p>0.2218841073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877358490566038">
            <text:p>0.8773584906</text:p>
          </table:table-cell>
          <table:table-cell office:value-type="float" office:value="0.221201399090284">
            <text:p>0.2212013991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877358490566038">
            <text:p>0.8773584906</text:p>
          </table:table-cell>
          <table:table-cell office:value-type="float" office:value="0.220526642688872">
            <text:p>0.2205266427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877358490566038">
            <text:p>0.8773584906</text:p>
          </table:table-cell>
          <table:table-cell office:value-type="float" office:value="0.219859589087873">
            <text:p>0.2198595891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877358490566038">
            <text:p>0.8773584906</text:p>
          </table:table-cell>
          <table:table-cell office:value-type="float" office:value="0.219199996774539">
            <text:p>0.2191999968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880053908355795">
            <text:p>0.8800539084</text:p>
          </table:table-cell>
          <table:table-cell office:value-type="float" office:value="0.218547632174289">
            <text:p>0.2185476322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878706199460916">
            <text:p>0.8787061995</text:p>
          </table:table-cell>
          <table:table-cell office:value-type="float" office:value="0.217902269937887">
            <text:p>0.2179022699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880053908355795">
            <text:p>0.8800539084</text:p>
          </table:table-cell>
          <table:table-cell office:value-type="float" office:value="0.217263693101066">
            <text:p>0.2172636931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880053908355795">
            <text:p>0.8800539084</text:p>
          </table:table-cell>
          <table:table-cell office:value-type="float" office:value="0.216631693133681">
            <text:p>0.2166316931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880053908355795">
            <text:p>0.8800539084</text:p>
          </table:table-cell>
          <table:table-cell office:value-type="float" office:value="0.216006069894337">
            <text:p>0.2160060699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880053908355795">
            <text:p>0.8800539084</text:p>
          </table:table-cell>
          <table:table-cell office:value-type="float" office:value="0.215386631504679">
            <text:p>0.2153866315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880053908355795">
            <text:p>0.8800539084</text:p>
          </table:table-cell>
          <table:table-cell office:value-type="float" office:value="0.214773194155658">
            <text:p>0.2147731942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880053908355795">
            <text:p>0.8800539084</text:p>
          </table:table-cell>
          <table:table-cell office:value-type="float" office:value="0.214165581856212">
            <text:p>0.2141655819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880053908355795">
            <text:p>0.8800539084</text:p>
          </table:table-cell>
          <table:table-cell office:value-type="float" office:value="0.213563626133169">
            <text:p>0.2135636261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880053908355795">
            <text:p>0.8800539084</text:p>
          </table:table-cell>
          <table:table-cell office:value-type="float" office:value="0.212967165689863">
            <text:p>0.2129671657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880053908355795">
            <text:p>0.8800539084</text:p>
          </table:table-cell>
          <table:table-cell office:value-type="float" office:value="0.212376046029924">
            <text:p>0.212376046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880053908355795">
            <text:p>0.8800539084</text:p>
          </table:table-cell>
          <table:table-cell office:value-type="float" office:value="0.211790119052041">
            <text:p>0.2117901191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880053908355795">
            <text:p>0.8800539084</text:p>
          </table:table-cell>
          <table:table-cell office:value-type="float" office:value="0.211209242621083">
            <text:p>0.2112092426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878706199460916">
            <text:p>0.8787061995</text:p>
          </table:table-cell>
          <table:table-cell office:value-type="float" office:value="0.210633280120779">
            <text:p>0.2106332801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878706199460916">
            <text:p>0.8787061995</text:p>
          </table:table-cell>
          <table:table-cell office:value-type="float" office:value="0.210062099993129">
            <text:p>0.2100621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878706199460916">
            <text:p>0.8787061995</text:p>
          </table:table-cell>
          <table:table-cell office:value-type="float" office:value="0.209495575269728">
            <text:p>0.2094955753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878706199460916">
            <text:p>0.8787061995</text:p>
          </table:table-cell>
          <table:table-cell office:value-type="float" office:value="0.20893358310022">
            <text:p>0.2089335831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878706199460916">
            <text:p>0.8787061995</text:p>
          </table:table-cell>
          <table:table-cell office:value-type="float" office:value="0.208376004283012">
            <text:p>0.2083760043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878706199460916">
            <text:p>0.8787061995</text:p>
          </table:table-cell>
          <table:table-cell office:value-type="float" office:value="0.207822722803197">
            <text:p>0.2078227228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880053908355795">
            <text:p>0.8800539084</text:p>
          </table:table-cell>
          <table:table-cell office:value-type="float" office:value="0.207273625382256">
            <text:p>0.2072736254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880053908355795">
            <text:p>0.8800539084</text:p>
          </table:table-cell>
          <table:table-cell office:value-type="float" office:value="0.206728601043592">
            <text:p>0.206728601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881401617250674">
            <text:p>0.8814016173</text:p>
          </table:table-cell>
          <table:table-cell office:value-type="float" office:value="0.206187540697239">
            <text:p>0.2061875407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881401617250674">
            <text:p>0.8814016173</text:p>
          </table:table-cell>
          <table:table-cell office:value-type="float" office:value="0.205650336746306">
            <text:p>0.2056503367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881401617250674">
            <text:p>0.8814016173</text:p>
          </table:table-cell>
          <table:table-cell office:value-type="float" office:value="0.205116882716831">
            <text:p>0.2051168827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881401617250674">
            <text:p>0.8814016173</text:p>
          </table:table-cell>
          <table:table-cell office:value-type="float" office:value="0.204587072911917">
            <text:p>0.2045870729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882749326145552">
            <text:p>0.8827493261</text:p>
          </table:table-cell>
          <table:table-cell office:value-type="float" office:value="0.204060802090218">
            <text:p>0.2040608021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882749326145552">
            <text:p>0.8827493261</text:p>
          </table:table-cell>
          <table:table-cell office:value-type="float" office:value="0.203537965168212">
            <text:p>0.2035379652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884097035040431">
            <text:p>0.884097035</text:p>
          </table:table-cell>
          <table:table-cell office:value-type="float" office:value="0.203018456945237">
            <text:p>0.2030184569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884097035040431">
            <text:p>0.884097035</text:p>
          </table:table-cell>
          <table:table-cell office:value-type="float" office:value="0.202502171849889">
            <text:p>0.2025021718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88544474393531">
            <text:p>0.8854447439</text:p>
          </table:table-cell>
          <table:table-cell office:value-type="float" office:value="0.201989003706207">
            <text:p>0.2019890037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88544474393531">
            <text:p>0.8854447439</text:p>
          </table:table-cell>
          <table:table-cell office:value-type="float" office:value="0.201478845517836">
            <text:p>0.2014788455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88544474393531">
            <text:p>0.8854447439</text:p>
          </table:table-cell>
          <table:table-cell office:value-type="float" office:value="0.200971589268153">
            <text:p>0.2009715893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88544474393531">
            <text:p>0.8854447439</text:p>
          </table:table-cell>
          <table:table-cell office:value-type="float" office:value="0.200467125733907">
            <text:p>0.2004671257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884097035040431">
            <text:p>0.884097035</text:p>
          </table:table-cell>
          <table:table-cell office:value-type="float" office:value="0.199965344309242">
            <text:p>0.1999653443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884097035040431">
            <text:p>0.884097035</text:p>
          </table:table-cell>
          <table:table-cell office:value-type="float" office:value="0.199466132835966">
            <text:p>0.1994661328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884097035040431">
            <text:p>0.884097035</text:p>
          </table:table-cell>
          <table:table-cell office:value-type="float" office:value="0.198969377434448">
            <text:p>0.1989693774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88544474393531">
            <text:p>0.8854447439</text:p>
          </table:table-cell>
          <table:table-cell office:value-type="float" office:value="0.198474962327708">
            <text:p>0.198474962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88544474393531">
            <text:p>0.8854447439</text:p>
          </table:table-cell>
          <table:table-cell office:value-type="float" office:value="0.197982769648983">
            <text:p>0.1979827696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88544474393531">
            <text:p>0.8854447439</text:p>
          </table:table-cell>
          <table:table-cell office:value-type="float" office:value="0.197492679220436">
            <text:p>0.1974926792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88544474393531">
            <text:p>0.8854447439</text:p>
          </table:table-cell>
          <table:table-cell office:value-type="float" office:value="0.197004568287779">
            <text:p>0.1970045683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88544474393531">
            <text:p>0.8854447439</text:p>
          </table:table-cell>
          <table:table-cell office:value-type="float" office:value="0.196518311192395">
            <text:p>0.1965183112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88544474393531">
            <text:p>0.8854447439</text:p>
          </table:table-cell>
          <table:table-cell office:value-type="float" office:value="0.196033778959216">
            <text:p>0.196033779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886792452830189">
            <text:p>0.8867924528</text:p>
          </table:table-cell>
          <table:table-cell office:value-type="float" office:value="0.195550838775072">
            <text:p>0.1955508388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888140161725067">
            <text:p>0.8881401617</text:p>
          </table:table-cell>
          <table:table-cell office:value-type="float" office:value="0.195069353328591">
            <text:p>0.1950693533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888140161725067">
            <text:p>0.8881401617</text:p>
          </table:table-cell>
          <table:table-cell office:value-type="float" office:value="0.194589179978894">
            <text:p>0.1945891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888140161725067">
            <text:p>0.8881401617</text:p>
          </table:table-cell>
          <table:table-cell office:value-type="float" office:value="0.194110169716658">
            <text:p>0.1941101697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890835579514825">
            <text:p>0.8908355795</text:p>
          </table:table-cell>
          <table:table-cell office:value-type="float" office:value="0.193632165877612">
            <text:p>0.1936321659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893530997304582">
            <text:p>0.8935309973</text:p>
          </table:table-cell>
          <table:table-cell office:value-type="float" office:value="0.193155002566124">
            <text:p>0.1931550026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894878706199461">
            <text:p>0.8948787062</text:p>
          </table:table-cell>
          <table:table-cell office:value-type="float" office:value="0.192678502746359">
            <text:p>0.1926785027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897574123989218">
            <text:p>0.897574124</text:p>
          </table:table-cell>
          <table:table-cell office:value-type="float" office:value="0.192202475962949">
            <text:p>0.192202476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898921832884097">
            <text:p>0.8989218329</text:p>
          </table:table-cell>
          <table:table-cell office:value-type="float" office:value="0.191726715665942">
            <text:p>0.1917267157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898921832884097">
            <text:p>0.8989218329</text:p>
          </table:table-cell>
          <table:table-cell office:value-type="float" office:value="0.191250996141448">
            <text:p>0.1912509961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898921832884097">
            <text:p>0.8989218329</text:p>
          </table:table-cell>
          <table:table-cell office:value-type="float" office:value="0.190775069095818">
            <text:p>0.1907750691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898921832884097">
            <text:p>0.8989218329</text:p>
          </table:table-cell>
          <table:table-cell office:value-type="float" office:value="0.190298660009567">
            <text:p>0.19029866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898921832884097">
            <text:p>0.8989218329</text:p>
          </table:table-cell>
          <table:table-cell office:value-type="float" office:value="0.189821464452053">
            <text:p>0.1898214645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900269541778976">
            <text:p>0.9002695418</text:p>
          </table:table-cell>
          <table:table-cell office:value-type="float" office:value="0.189343144563653">
            <text:p>0.1893431446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900269541778976">
            <text:p>0.9002695418</text:p>
          </table:table-cell>
          <table:table-cell office:value-type="float" office:value="0.188863325692719">
            <text:p>0.1888633257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900269541778976">
            <text:p>0.9002695418</text:p>
          </table:table-cell>
          <table:table-cell office:value-type="float" office:value="0.188381592372514">
            <text:p>0.1883815924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901617250673854">
            <text:p>0.9016172507</text:p>
          </table:table-cell>
          <table:table-cell office:value-type="float" office:value="0.187897481074">
            <text:p>0.1878974811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902964959568733">
            <text:p>0.9029649596</text:p>
          </table:table-cell>
          <table:table-cell office:value-type="float" office:value="0.187410465242096">
            <text:p>0.1874104652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904312668463612">
            <text:p>0.9043126685</text:p>
          </table:table-cell>
          <table:table-cell office:value-type="float" office:value="0.186919931700444">
            <text:p>0.1869199317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905660377358491">
            <text:p>0.9056603774</text:p>
          </table:table-cell>
          <table:table-cell office:value-type="float" office:value="0.186425173065573">
            <text:p>0.1864251731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907008086253369">
            <text:p>0.9070080863</text:p>
          </table:table-cell>
          <table:table-cell office:value-type="float" office:value="0.185925485615808">
            <text:p>0.1859254856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908355795148248">
            <text:p>0.9083557951</text:p>
          </table:table-cell>
          <table:table-cell office:value-type="float" office:value="0.185420510443378">
            <text:p>0.1854205104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908355795148248">
            <text:p>0.9083557951</text:p>
          </table:table-cell>
          <table:table-cell office:value-type="float" office:value="0.184910776691155">
            <text:p>0.1849107767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908355795148248">
            <text:p>0.9083557951</text:p>
          </table:table-cell>
          <table:table-cell office:value-type="float" office:value="0.184397958745049">
            <text:p>0.1843979587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908355795148248">
            <text:p>0.9083557951</text:p>
          </table:table-cell>
          <table:table-cell office:value-type="float" office:value="0.18388436102456">
            <text:p>0.183884361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908355795148248">
            <text:p>0.9083557951</text:p>
          </table:table-cell>
          <table:table-cell office:value-type="float" office:value="0.183372004105707">
            <text:p>0.1833720041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908355795148248">
            <text:p>0.9083557951</text:p>
          </table:table-cell>
          <table:table-cell office:value-type="float" office:value="0.182862112661053">
            <text:p>0.1828621127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908355795148248">
            <text:p>0.9083557951</text:p>
          </table:table-cell>
          <table:table-cell office:value-type="float" office:value="0.182355174683039">
            <text:p>0.1823551747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908355795148248">
            <text:p>0.9083557951</text:p>
          </table:table-cell>
          <table:table-cell office:value-type="float" office:value="0.181851231879321">
            <text:p>0.1818512319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909703504043127">
            <text:p>0.909703504</text:p>
          </table:table-cell>
          <table:table-cell office:value-type="float" office:value="0.181350136015713">
            <text:p>0.181350136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909703504043127">
            <text:p>0.909703504</text:p>
          </table:table-cell>
          <table:table-cell office:value-type="float" office:value="0.180851703296479">
            <text:p>0.1808517033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909703504043127">
            <text:p>0.909703504</text:p>
          </table:table-cell>
          <table:table-cell office:value-type="float" office:value="0.18035578780909">
            <text:p>0.1803557878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911051212938005">
            <text:p>0.9110512129</text:p>
          </table:table-cell>
          <table:table-cell office:value-type="float" office:value="0.179862308602332">
            <text:p>0.1798623086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913746630727763">
            <text:p>0.9137466307</text:p>
          </table:table-cell>
          <table:table-cell office:value-type="float" office:value="0.179371254908473">
            <text:p>0.1793712549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913746630727763">
            <text:p>0.9137466307</text:p>
          </table:table-cell>
          <table:table-cell office:value-type="float" office:value="0.178882682403032">
            <text:p>0.1788826824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913746630727763">
            <text:p>0.9137466307</text:p>
          </table:table-cell>
          <table:table-cell office:value-type="float" office:value="0.178396705758603">
            <text:p>0.1783967058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913746630727763">
            <text:p>0.9137466307</text:p>
          </table:table-cell>
          <table:table-cell office:value-type="float" office:value="0.177913488860146">
            <text:p>0.1779134889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913746630727763">
            <text:p>0.9137466307</text:p>
          </table:table-cell>
          <table:table-cell office:value-type="float" office:value="0.177433232587888">
            <text:p>0.1774332326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912398921832884">
            <text:p>0.9123989218</text:p>
          </table:table-cell>
          <table:table-cell office:value-type="float" office:value="0.176956160011012">
            <text:p>0.17695616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913746630727763">
            <text:p>0.9137466307</text:p>
          </table:table-cell>
          <table:table-cell office:value-type="float" office:value="0.176482499504754">
            <text:p>0.1764824995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913746630727763">
            <text:p>0.9137466307</text:p>
          </table:table-cell>
          <table:table-cell office:value-type="float" office:value="0.176012467201775">
            <text:p>0.1760124672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913746630727763">
            <text:p>0.9137466307</text:p>
          </table:table-cell>
          <table:table-cell office:value-type="float" office:value="0.175546250875121">
            <text:p>0.1755462509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915094339622642">
            <text:p>0.9150943396</text:p>
          </table:table-cell>
          <table:table-cell office:value-type="float" office:value="0.175083997495505">
            <text:p>0.1750839975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915094339622642">
            <text:p>0.9150943396</text:p>
          </table:table-cell>
          <table:table-cell office:value-type="float" office:value="0.174625806198769">
            <text:p>0.1746258062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915094339622642">
            <text:p>0.9150943396</text:p>
          </table:table-cell>
          <table:table-cell office:value-type="float" office:value="0.174171727386448">
            <text:p>0.1741717274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915094339622642">
            <text:p>0.9150943396</text:p>
          </table:table-cell>
          <table:table-cell office:value-type="float" office:value="0.173721767488976">
            <text:p>0.1737217675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915094339622642">
            <text:p>0.9150943396</text:p>
          </table:table-cell>
          <table:table-cell office:value-type="float" office:value="0.173275897901664">
            <text:p>0.1732758979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915094339622642">
            <text:p>0.9150943396</text:p>
          </table:table-cell>
          <table:table-cell office:value-type="float" office:value="0.172834066010608">
            <text:p>0.172834066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915094339622642">
            <text:p>0.9150943396</text:p>
          </table:table-cell>
          <table:table-cell office:value-type="float" office:value="0.172396206152676">
            <text:p>0.1723962062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915094339622642">
            <text:p>0.9150943396</text:p>
          </table:table-cell>
          <table:table-cell office:value-type="float" office:value="0.171962248745084">
            <text:p>0.1719622487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915094339622642">
            <text:p>0.9150943396</text:p>
          </table:table-cell>
          <table:table-cell office:value-type="float" office:value="0.171532126514401">
            <text:p>0.1715321265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915094339622642">
            <text:p>0.9150943396</text:p>
          </table:table-cell>
          <table:table-cell office:value-type="float" office:value="0.17110577754074">
            <text:p>0.1711057775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91644204851752">
            <text:p>0.9164420485</text:p>
          </table:table-cell>
          <table:table-cell office:value-type="float" office:value="0.170683145509193">
            <text:p>0.1706831455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91644204851752">
            <text:p>0.9164420485</text:p>
          </table:table-cell>
          <table:table-cell office:value-type="float" office:value="0.170264177989716">
            <text:p>0.170264178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91644204851752">
            <text:p>0.9164420485</text:p>
          </table:table-cell>
          <table:table-cell office:value-type="float" office:value="0.16984882370666">
            <text:p>0.1698488237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91644204851752">
            <text:p>0.9164420485</text:p>
          </table:table-cell>
          <table:table-cell office:value-type="float" office:value="0.169437029656458">
            <text:p>0.1694370297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917789757412399">
            <text:p>0.9177897574</text:p>
          </table:table-cell>
          <table:table-cell office:value-type="float" office:value="0.169028738686092">
            <text:p>0.1690287387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919137466307278">
            <text:p>0.9191374663</text:p>
          </table:table-cell>
          <table:table-cell office:value-type="float" office:value="0.168623887861555">
            <text:p>0.1686238879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919137466307278">
            <text:p>0.9191374663</text:p>
          </table:table-cell>
          <table:table-cell office:value-type="float" office:value="0.168222407712181">
            <text:p>0.1682224077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920485175202156">
            <text:p>0.9204851752</text:p>
          </table:table-cell>
          <table:table-cell office:value-type="float" office:value="0.16782422227084">
            <text:p>0.1678242223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920485175202156">
            <text:p>0.9204851752</text:p>
          </table:table-cell>
          <table:table-cell office:value-type="float" office:value="0.167429249743963">
            <text:p>0.1674292497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920485175202156">
            <text:p>0.9204851752</text:p>
          </table:table-cell>
          <table:table-cell office:value-type="float" office:value="0.167037403621945">
            <text:p>0.167037403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920485175202156">
            <text:p>0.9204851752</text:p>
          </table:table-cell>
          <table:table-cell office:value-type="float" office:value="0.166648594055777">
            <text:p>0.1666485941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920485175202156">
            <text:p>0.9204851752</text:p>
          </table:table-cell>
          <table:table-cell office:value-type="float" office:value="0.166262729358902">
            <text:p>0.1662627294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921832884097035">
            <text:p>0.9218328841</text:p>
          </table:table-cell>
          <table:table-cell office:value-type="float" office:value="0.165879717529659">
            <text:p>0.1658797175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921832884097035">
            <text:p>0.9218328841</text:p>
          </table:table-cell>
          <table:table-cell office:value-type="float" office:value="0.165499467721394">
            <text:p>0.1654994677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921832884097035">
            <text:p>0.9218328841</text:p>
          </table:table-cell>
          <table:table-cell office:value-type="float" office:value="0.165121891611223">
            <text:p>0.1651218916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921832884097035">
            <text:p>0.9218328841</text:p>
          </table:table-cell>
          <table:table-cell office:value-type="float" office:value="0.164746904634612">
            <text:p>0.1647469046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921832884097035">
            <text:p>0.9218328841</text:p>
          </table:table-cell>
          <table:table-cell office:value-type="float" office:value="0.164374427063004">
            <text:p>0.1643744271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920485175202156">
            <text:p>0.9204851752</text:p>
          </table:table-cell>
          <table:table-cell office:value-type="float" office:value="0.16400438490766">
            <text:p>0.1640043849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921832884097035">
            <text:p>0.9218328841</text:p>
          </table:table-cell>
          <table:table-cell office:value-type="float" office:value="0.163636710636735">
            <text:p>0.1636367106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921832884097035">
            <text:p>0.9218328841</text:p>
          </table:table-cell>
          <table:table-cell office:value-type="float" office:value="0.163271343695969">
            <text:p>0.1632713437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921832884097035">
            <text:p>0.9218328841</text:p>
          </table:table-cell>
          <table:table-cell office:value-type="float" office:value="0.162908230827305">
            <text:p>0.1629082308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921832884097035">
            <text:p>0.9218328841</text:p>
          </table:table-cell>
          <table:table-cell office:value-type="float" office:value="0.162547326184867">
            <text:p>0.1625473262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921832884097035">
            <text:p>0.9218328841</text:p>
          </table:table-cell>
          <table:table-cell office:value-type="float" office:value="0.162188591254031">
            <text:p>0.1621885913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921832884097035">
            <text:p>0.9218328841</text:p>
          </table:table-cell>
          <table:table-cell office:value-type="float" office:value="0.161831994586502">
            <text:p>0.1618319946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921832884097035">
            <text:p>0.9218328841</text:p>
          </table:table-cell>
          <table:table-cell office:value-type="float" office:value="0.161477511371634">
            <text:p>0.1614775114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921832884097035">
            <text:p>0.9218328841</text:p>
          </table:table-cell>
          <table:table-cell office:value-type="float" office:value="0.161125122870971">
            <text:p>0.1611251229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920485175202156">
            <text:p>0.9204851752</text:p>
          </table:table-cell>
          <table:table-cell office:value-type="float" office:value="0.160774815748191">
            <text:p>0.1607748157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920485175202156">
            <text:p>0.9204851752</text:p>
          </table:table-cell>
          <table:table-cell office:value-type="float" office:value="0.16042658132977">
            <text:p>0.1604265813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921832884097035">
            <text:p>0.9218328841</text:p>
          </table:table-cell>
          <table:table-cell office:value-type="float" office:value="0.160080414832349">
            <text:p>0.1600804148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921832884097035">
            <text:p>0.9218328841</text:p>
          </table:table-cell>
          <table:table-cell office:value-type="float" office:value="0.159736314590937">
            <text:p>0.1597363146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921832884097035">
            <text:p>0.9218328841</text:p>
          </table:table-cell>
          <table:table-cell office:value-type="float" office:value="0.159394281318058">
            <text:p>0.1593942813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921832884097035">
            <text:p>0.9218328841</text:p>
          </table:table-cell>
          <table:table-cell office:value-type="float" office:value="0.159054317418278">
            <text:p>0.1590543174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921832884097035">
            <text:p>0.9218328841</text:p>
          </table:table-cell>
          <table:table-cell office:value-type="float" office:value="0.158716426375976">
            <text:p>0.1587164264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921832884097035">
            <text:p>0.9218328841</text:p>
          </table:table-cell>
          <table:table-cell office:value-type="float" office:value="0.158380612227405">
            <text:p>0.1583806122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921832884097035">
            <text:p>0.9218328841</text:p>
          </table:table-cell>
          <table:table-cell office:value-type="float" office:value="0.158046879121719">
            <text:p>0.1580468791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921832884097035">
            <text:p>0.9218328841</text:p>
          </table:table-cell>
          <table:table-cell office:value-type="float" office:value="0.15771523097014">
            <text:p>0.157715231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921832884097035">
            <text:p>0.9218328841</text:p>
          </table:table-cell>
          <table:table-cell office:value-type="float" office:value="0.157385671178133">
            <text:p>0.1573856712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921832884097035">
            <text:p>0.9218328841</text:p>
          </table:table-cell>
          <table:table-cell office:value-type="float" office:value="0.157058202452379">
            <text:p>0.1570582025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921832884097035">
            <text:p>0.9218328841</text:p>
          </table:table-cell>
          <table:table-cell office:value-type="float" office:value="0.156732826672513">
            <text:p>0.1567328267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921832884097035">
            <text:p>0.9218328841</text:p>
          </table:table-cell>
          <table:table-cell office:value-type="float" office:value="0.156409544816801">
            <text:p>0.156409544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21832884097035">
            <text:p>0.9218328841</text:p>
          </table:table-cell>
          <table:table-cell office:value-type="float" office:value="0.156088356930962">
            <text:p>0.1560883569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921832884097035">
            <text:p>0.9218328841</text:p>
          </table:table-cell>
          <table:table-cell office:value-type="float" office:value="0.155769262130011">
            <text:p>0.1557692621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921832884097035">
            <text:p>0.9218328841</text:p>
          </table:table-cell>
          <table:table-cell office:value-type="float" office:value="0.155452258624035">
            <text:p>0.1554522586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921832884097035">
            <text:p>0.9218328841</text:p>
          </table:table-cell>
          <table:table-cell office:value-type="float" office:value="0.155137343760067">
            <text:p>0.1551373438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921832884097035">
            <text:p>0.9218328841</text:p>
          </table:table-cell>
          <table:table-cell office:value-type="float" office:value="0.154824514073552">
            <text:p>0.1548245141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921832884097035">
            <text:p>0.9218328841</text:p>
          </table:table-cell>
          <table:table-cell office:value-type="float" office:value="0.154513765344164">
            <text:p>0.1545137653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921832884097035">
            <text:p>0.9218328841</text:p>
          </table:table-cell>
          <table:table-cell office:value-type="float" office:value="0.154205092651938">
            <text:p>0.1542050927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921832884097035">
            <text:p>0.9218328841</text:p>
          </table:table-cell>
          <table:table-cell office:value-type="float" office:value="0.153898490430715">
            <text:p>0.1538984904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0.923180592991914">
            <text:p>0.923180593</text:p>
          </table:table-cell>
          <table:table-cell office:value-type="float" office:value="0.153593952516813">
            <text:p>0.1535939525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0.923180592991914">
            <text:p>0.923180593</text:p>
          </table:table-cell>
          <table:table-cell office:value-type="float" office:value="0.153291472191568">
            <text:p>0.1532914722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923180592991914">
            <text:p>0.923180593</text:p>
          </table:table-cell>
          <table:table-cell office:value-type="float" office:value="0.152991042217017">
            <text:p>0.1529910422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0.923180592991914">
            <text:p>0.923180593</text:p>
          </table:table-cell>
          <table:table-cell office:value-type="float" office:value="0.152692654864472">
            <text:p>0.1526926549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0.921832884097035">
            <text:p>0.9218328841</text:p>
          </table:table-cell>
          <table:table-cell office:value-type="float" office:value="0.15239630193611">
            <text:p>0.1523963019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0.921832884097035">
            <text:p>0.9218328841</text:p>
          </table:table-cell>
          <table:table-cell office:value-type="float" office:value="0.152101974779989">
            <text:p>0.1521019748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0.921832884097035">
            <text:p>0.9218328841</text:p>
          </table:table-cell>
          <table:table-cell office:value-type="float" office:value="0.151809664299109">
            <text:p>0.1518096643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921832884097035">
            <text:p>0.9218328841</text:p>
          </table:table-cell>
          <table:table-cell office:value-type="float" office:value="0.151519360955265">
            <text:p>0.151519361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0.921832884097035">
            <text:p>0.9218328841</text:p>
          </table:table-cell>
          <table:table-cell office:value-type="float" office:value="0.151231054768535">
            <text:p>0.1512310548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.921832884097035">
            <text:p>0.9218328841</text:p>
          </table:table-cell>
          <table:table-cell office:value-type="float" office:value="0.150944735313293">
            <text:p>0.1509447353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0.921832884097035">
            <text:p>0.9218328841</text:p>
          </table:table-cell>
          <table:table-cell office:value-type="float" office:value="0.150660391711621">
            <text:p>0.1506603917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.921832884097035">
            <text:p>0.9218328841</text:p>
          </table:table-cell>
          <table:table-cell office:value-type="float" office:value="0.150378012625005">
            <text:p>0.150378012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921832884097035">
            <text:p>0.9218328841</text:p>
          </table:table-cell>
          <table:table-cell office:value-type="float" office:value="0.150097586245121">
            <text:p>0.1500975862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.921832884097035">
            <text:p>0.9218328841</text:p>
          </table:table-cell>
          <table:table-cell office:value-type="float" office:value="0.149819100284495">
            <text:p>0.1498191003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.921832884097035">
            <text:p>0.9218328841</text:p>
          </table:table-cell>
          <table:table-cell office:value-type="float" office:value="0.149542541967693">
            <text:p>0.149542542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.921832884097035">
            <text:p>0.9218328841</text:p>
          </table:table-cell>
          <table:table-cell office:value-type="float" office:value="0.149267898023665">
            <text:p>0.149267898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.921832884097035">
            <text:p>0.9218328841</text:p>
          </table:table-cell>
          <table:table-cell office:value-type="float" office:value="0.148995154679753">
            <text:p>0.1489951547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921832884097035">
            <text:p>0.9218328841</text:p>
          </table:table-cell>
          <table:table-cell office:value-type="float" office:value="0.148724297657766">
            <text:p>0.1487242977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.921832884097035">
            <text:p>0.9218328841</text:p>
          </table:table-cell>
          <table:table-cell office:value-type="float" office:value="0.148455312172476">
            <text:p>0.1484553122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921832884097035">
            <text:p>0.9218328841</text:p>
          </table:table-cell>
          <table:table-cell office:value-type="float" office:value="0.148188182932745">
            <text:p>0.1481881829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0.923180592991914">
            <text:p>0.923180593</text:p>
          </table:table-cell>
          <table:table-cell office:value-type="float" office:value="0.147922894145457">
            <text:p>0.1479228941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0.923180592991914">
            <text:p>0.923180593</text:p>
          </table:table-cell>
          <table:table-cell office:value-type="float" office:value="0.147659429522326">
            <text:p>0.147659429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923180592991914">
            <text:p>0.923180593</text:p>
          </table:table-cell>
          <table:table-cell office:value-type="float" office:value="0.147397772289565">
            <text:p>0.1473977723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0.923180592991914">
            <text:p>0.923180593</text:p>
          </table:table-cell>
          <table:table-cell office:value-type="float" office:value="0.147137905200378">
            <text:p>0.1471379052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0.923180592991914">
            <text:p>0.923180593</text:p>
          </table:table-cell>
          <table:table-cell office:value-type="float" office:value="0.146879810550149">
            <text:p>0.1468798106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0.923180592991914">
            <text:p>0.923180593</text:p>
          </table:table-cell>
          <table:table-cell office:value-type="float" office:value="0.146623470194157">
            <text:p>0.1466234702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0.923180592991914">
            <text:p>0.923180593</text:p>
          </table:table-cell>
          <table:table-cell office:value-type="float" office:value="0.146368865567631">
            <text:p>0.1463688656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923180592991914">
            <text:p>0.923180593</text:p>
          </table:table-cell>
          <table:table-cell office:value-type="float" office:value="0.146115977707907">
            <text:p>0.1461159777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0.923180592991914">
            <text:p>0.923180593</text:p>
          </table:table-cell>
          <table:table-cell office:value-type="float" office:value="0.145864787278445">
            <text:p>0.1458647873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0.924528301886792">
            <text:p>0.9245283019</text:p>
          </table:table-cell>
          <table:table-cell office:value-type="float" office:value="0.145615274594434">
            <text:p>0.1456152746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0.924528301886792">
            <text:p>0.9245283019</text:p>
          </table:table-cell>
          <table:table-cell office:value-type="float" office:value="0.145367419649732">
            <text:p>0.1453674196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0.924528301886792">
            <text:p>0.9245283019</text:p>
          </table:table-cell>
          <table:table-cell office:value-type="float" office:value="0.145121202144856">
            <text:p>0.1451212021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0.925876010781671">
            <text:p>0.9258760108</text:p>
          </table:table-cell>
          <table:table-cell office:value-type="float" office:value="0.144876601515776">
            <text:p>0.1448766015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0.925876010781671">
            <text:p>0.9258760108</text:p>
          </table:table-cell>
          <table:table-cell office:value-type="float" office:value="0.144633596963245">
            <text:p>0.144633597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0.925876010781671">
            <text:p>0.9258760108</text:p>
          </table:table-cell>
          <table:table-cell office:value-type="float" office:value="0.144392167482444">
            <text:p>0.1443921675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0.925876010781671">
            <text:p>0.9258760108</text:p>
          </table:table-cell>
          <table:table-cell office:value-type="float" office:value="0.144152291892695">
            <text:p>0.1441522919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0.925876010781671">
            <text:p>0.9258760108</text:p>
          </table:table-cell>
          <table:table-cell office:value-type="float" office:value="0.143913948867065">
            <text:p>0.143913948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25876010781671">
            <text:p>0.9258760108</text:p>
          </table:table-cell>
          <table:table-cell office:value-type="float" office:value="0.143677116961655">
            <text:p>0.143677117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0.925876010781671">
            <text:p>0.9258760108</text:p>
          </table:table-cell>
          <table:table-cell office:value-type="float" office:value="0.143441774644416">
            <text:p>0.1434417746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925876010781671">
            <text:p>0.9258760108</text:p>
          </table:table-cell>
          <table:table-cell office:value-type="float" office:value="0.14320790032336">
            <text:p>0.1432079003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.925876010781671">
            <text:p>0.9258760108</text:p>
          </table:table-cell>
          <table:table-cell office:value-type="float" office:value="0.14297547237402">
            <text:p>0.1429754724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.92722371967655">
            <text:p>0.9272237197</text:p>
          </table:table-cell>
          <table:table-cell office:value-type="float" office:value="0.142744469166085">
            <text:p>0.1427444692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.92722371967655">
            <text:p>0.9272237197</text:p>
          </table:table-cell>
          <table:table-cell office:value-type="float" office:value="0.1425148690891">
            <text:p>0.1425148691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0.92722371967655">
            <text:p>0.9272237197</text:p>
          </table:table-cell>
          <table:table-cell office:value-type="float" office:value="0.142286650577189">
            <text:p>0.1422866506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.92722371967655">
            <text:p>0.9272237197</text:p>
          </table:table-cell>
          <table:table-cell office:value-type="float" office:value="0.142059792132733">
            <text:p>0.1420597921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0.92722371967655">
            <text:p>0.9272237197</text:p>
          </table:table-cell>
          <table:table-cell office:value-type="float" office:value="0.141834272348983">
            <text:p>0.1418342723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0.92722371967655">
            <text:p>0.9272237197</text:p>
          </table:table-cell>
          <table:table-cell office:value-type="float" office:value="0.141610069931584">
            <text:p>0.1416100699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2722371967655">
            <text:p>0.9272237197</text:p>
          </table:table-cell>
          <table:table-cell office:value-type="float" office:value="0.141387163718996">
            <text:p>0.1413871637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0.92722371967655">
            <text:p>0.9272237197</text:p>
          </table:table-cell>
          <table:table-cell office:value-type="float" office:value="0.141165532701825">
            <text:p>0.1411655327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0.92722371967655">
            <text:p>0.9272237197</text:p>
          </table:table-cell>
          <table:table-cell office:value-type="float" office:value="0.140945156041061">
            <text:p>0.140945156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0.92722371967655">
            <text:p>0.9272237197</text:p>
          </table:table-cell>
          <table:table-cell office:value-type="float" office:value="0.140726013085249">
            <text:p>0.1407260131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0.92722371967655">
            <text:p>0.9272237197</text:p>
          </table:table-cell>
          <table:table-cell office:value-type="float" office:value="0.140508083386602">
            <text:p>0.1405080834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0.92722371967655">
            <text:p>0.9272237197</text:p>
          </table:table-cell>
          <table:table-cell office:value-type="float" office:value="0.140291346716097">
            <text:p>0.1402913467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0.92722371967655">
            <text:p>0.9272237197</text:p>
          </table:table-cell>
          <table:table-cell office:value-type="float" office:value="0.140075783077549">
            <text:p>0.1400757831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0.92722371967655">
            <text:p>0.9272237197</text:p>
          </table:table-cell>
          <table:table-cell office:value-type="float" office:value="0.139861372720708">
            <text:p>0.1398613727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0.928571428571429">
            <text:p>0.9285714286</text:p>
          </table:table-cell>
          <table:table-cell office:value-type="float" office:value="0.13964809615339">
            <text:p>0.1396480962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0.928571428571429">
            <text:p>0.9285714286</text:p>
          </table:table-cell>
          <table:table-cell office:value-type="float" office:value="0.139435934152644">
            <text:p>0.139435934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28571428571429">
            <text:p>0.9285714286</text:p>
          </table:table-cell>
          <table:table-cell office:value-type="float" office:value="0.139224867774968">
            <text:p>0.1392248678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0.928571428571429">
            <text:p>0.9285714286</text:p>
          </table:table-cell>
          <table:table-cell office:value-type="float" office:value="0.139014878365572">
            <text:p>0.1390148784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.928571428571429">
            <text:p>0.9285714286</text:p>
          </table:table-cell>
          <table:table-cell office:value-type="float" office:value="0.138805947566653">
            <text:p>0.1388059476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0.928571428571429">
            <text:p>0.9285714286</text:p>
          </table:table-cell>
          <table:table-cell office:value-type="float" office:value="0.138598057324661">
            <text:p>0.1385980573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0.928571428571429">
            <text:p>0.9285714286</text:p>
          </table:table-cell>
          <table:table-cell office:value-type="float" office:value="0.138391189896498">
            <text:p>0.1383911899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0.928571428571429">
            <text:p>0.9285714286</text:p>
          </table:table-cell>
          <table:table-cell office:value-type="float" office:value="0.138185327854571">
            <text:p>0.1381853279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0.928571428571429">
            <text:p>0.9285714286</text:p>
          </table:table-cell>
          <table:table-cell office:value-type="float" office:value="0.137980454090602">
            <text:p>0.1379804541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0.928571428571429">
            <text:p>0.9285714286</text:p>
          </table:table-cell>
          <table:table-cell office:value-type="float" office:value="0.137776551818066">
            <text:p>0.1377765518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0.928571428571429">
            <text:p>0.9285714286</text:p>
          </table:table-cell>
          <table:table-cell office:value-type="float" office:value="0.13757360457308">
            <text:p>0.1375736046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0.928571428571429">
            <text:p>0.9285714286</text:p>
          </table:table-cell>
          <table:table-cell office:value-type="float" office:value="0.137371596213557">
            <text:p>0.1373715962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928571428571429">
            <text:p>0.9285714286</text:p>
          </table:table-cell>
          <table:table-cell office:value-type="float" office:value="0.137170510916356">
            <text:p>0.1371705109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0.928571428571429">
            <text:p>0.9285714286</text:p>
          </table:table-cell>
          <table:table-cell office:value-type="float" office:value="0.136970333172136">
            <text:p>0.1369703332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0.928571428571429">
            <text:p>0.9285714286</text:p>
          </table:table-cell>
          <table:table-cell office:value-type="float" office:value="0.136771047777546">
            <text:p>0.1367710478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0.928571428571429">
            <text:p>0.9285714286</text:p>
          </table:table-cell>
          <table:table-cell office:value-type="float" office:value="0.136572639824331">
            <text:p>0.1365726398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0.928571428571429">
            <text:p>0.9285714286</text:p>
          </table:table-cell>
          <table:table-cell office:value-type="float" office:value="0.136375094684833">
            <text:p>0.136375094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928571428571429">
            <text:p>0.9285714286</text:p>
          </table:table-cell>
          <table:table-cell office:value-type="float" office:value="0.136178397993311">
            <text:p>0.136178398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0.928571428571429">
            <text:p>0.9285714286</text:p>
          </table:table-cell>
          <table:table-cell office:value-type="float" office:value="0.135982535622378">
            <text:p>0.1359825356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0.929919137466307">
            <text:p>0.9299191375</text:p>
          </table:table-cell>
          <table:table-cell office:value-type="float" office:value="0.135787493653766">
            <text:p>0.1357874937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0.929919137466307">
            <text:p>0.9299191375</text:p>
          </table:table-cell>
          <table:table-cell office:value-type="float" office:value="0.135593258342501">
            <text:p>0.1355932583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0.931266846361186">
            <text:p>0.9312668464</text:p>
          </table:table-cell>
          <table:table-cell office:value-type="float" office:value="0.135399816073441">
            <text:p>0.1353998161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0.931266846361186">
            <text:p>0.9312668464</text:p>
          </table:table-cell>
          <table:table-cell office:value-type="float" office:value="0.135207153308988">
            <text:p>0.1352071533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0.931266846361186">
            <text:p>0.9312668464</text:p>
          </table:table-cell>
          <table:table-cell office:value-type="float" office:value="0.13501525652663">
            <text:p>0.1350152565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.931266846361186">
            <text:p>0.9312668464</text:p>
          </table:table-cell>
          <table:table-cell office:value-type="float" office:value="0.134824112144827">
            <text:p>0.1348241121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0.931266846361186">
            <text:p>0.9312668464</text:p>
          </table:table-cell>
          <table:table-cell office:value-type="float" office:value="0.134633706435554">
            <text:p>0.1346337064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0.931266846361186">
            <text:p>0.9312668464</text:p>
          </table:table-cell>
          <table:table-cell office:value-type="float" office:value="0.134444025421711">
            <text:p>0.1344440254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31266846361186">
            <text:p>0.9312668464</text:p>
          </table:table-cell>
          <table:table-cell office:value-type="float" office:value="0.134255054757396">
            <text:p>0.1342550548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0.931266846361186">
            <text:p>0.9312668464</text:p>
          </table:table-cell>
          <table:table-cell office:value-type="float" office:value="0.134066779588974">
            <text:p>0.1340667796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0.931266846361186">
            <text:p>0.9312668464</text:p>
          </table:table-cell>
          <table:table-cell office:value-type="float" office:value="0.133879184394725">
            <text:p>0.1338791844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0.931266846361186">
            <text:p>0.9312668464</text:p>
          </table:table-cell>
          <table:table-cell office:value-type="float" office:value="0.133692252800895">
            <text:p>0.1336922528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0.931266846361186">
            <text:p>0.9312668464</text:p>
          </table:table-cell>
          <table:table-cell office:value-type="float" office:value="0.133505967371956">
            <text:p>0.1335059674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0.931266846361186">
            <text:p>0.9312668464</text:p>
          </table:table-cell>
          <table:table-cell office:value-type="float" office:value="0.133320309373141">
            <text:p>0.1333203094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0.931266846361186">
            <text:p>0.9312668464</text:p>
          </table:table-cell>
          <table:table-cell office:value-type="float" office:value="0.1331352585036">
            <text:p>0.133135258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0.931266846361186">
            <text:p>0.9312668464</text:p>
          </table:table-cell>
          <table:table-cell office:value-type="float" office:value="0.132950792599137">
            <text:p>0.1329507926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0.931266846361186">
            <text:p>0.9312668464</text:p>
          </table:table-cell>
          <table:table-cell office:value-type="float" office:value="0.132766887304307">
            <text:p>0.1327668873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0.931266846361186">
            <text:p>0.9312668464</text:p>
          </table:table-cell>
          <table:table-cell office:value-type="float" office:value="0.13258351571483">
            <text:p>0.1325835157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31266846361186">
            <text:p>0.9312668464</text:p>
          </table:table-cell>
          <table:table-cell office:value-type="float" office:value="0.132400647992927">
            <text:p>0.132400648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0.931266846361186">
            <text:p>0.9312668464</text:p>
          </table:table-cell>
          <table:table-cell office:value-type="float" office:value="0.132218250960225">
            <text:p>0.132218251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0.931266846361186">
            <text:p>0.9312668464</text:p>
          </table:table-cell>
          <table:table-cell office:value-type="float" office:value="0.132036287675596">
            <text:p>0.1320362877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0.931266846361186">
            <text:p>0.9312668464</text:p>
          </table:table-cell>
          <table:table-cell office:value-type="float" office:value="0.131854717008498">
            <text:p>0.131854717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0.931266846361186">
            <text:p>0.9312668464</text:p>
          </table:table-cell>
          <table:table-cell office:value-type="float" office:value="0.131673493222276">
            <text:p>0.1316734932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0.931266846361186">
            <text:p>0.9312668464</text:p>
          </table:table-cell>
          <table:table-cell office:value-type="float" office:value="0.131492565586282">
            <text:p>0.1314925656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0.931266846361186">
            <text:p>0.9312668464</text:p>
          </table:table-cell>
          <table:table-cell office:value-type="float" office:value="0.131311878040489">
            <text:p>0.131311878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.931266846361186">
            <text:p>0.9312668464</text:p>
          </table:table-cell>
          <table:table-cell office:value-type="float" office:value="0.131131368941224">
            <text:p>0.1311313689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0.931266846361186">
            <text:p>0.9312668464</text:p>
          </table:table-cell>
          <table:table-cell office:value-type="float" office:value="0.130950970921363">
            <text:p>0.1309509709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0.931266846361186">
            <text:p>0.9312668464</text:p>
          </table:table-cell>
          <table:table-cell office:value-type="float" office:value="0.130770610902205">
            <text:p>0.130770610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31266846361186">
            <text:p>0.9312668464</text:p>
          </table:table-cell>
          <table:table-cell office:value-type="float" office:value="0.130590210296531">
            <text:p>0.1305902103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0.931266846361186">
            <text:p>0.9312668464</text:p>
          </table:table-cell>
          <table:table-cell office:value-type="float" office:value="0.130409685442254">
            <text:p>0.1304096854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0.931266846361186">
            <text:p>0.9312668464</text:p>
          </table:table-cell>
          <table:table-cell office:value-type="float" office:value="0.130228948302526">
            <text:p>0.1302289483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0.931266846361186">
            <text:p>0.9312668464</text:p>
          </table:table-cell>
          <table:table-cell office:value-type="float" office:value="0.130047907460353">
            <text:p>0.1300479075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0.931266846361186">
            <text:p>0.9312668464</text:p>
          </table:table-cell>
          <table:table-cell office:value-type="float" office:value="0.129866469422992">
            <text:p>0.1298664694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0.931266846361186">
            <text:p>0.9312668464</text:p>
          </table:table-cell>
          <table:table-cell office:value-type="float" office:value="0.129684540233412">
            <text:p>0.1296845402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0.931266846361186">
            <text:p>0.9312668464</text:p>
          </table:table-cell>
          <table:table-cell office:value-type="float" office:value="0.129502027363336">
            <text:p>0.1295020274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0.931266846361186">
            <text:p>0.9312668464</text:p>
          </table:table-cell>
          <table:table-cell office:value-type="float" office:value="0.129318841836188">
            <text:p>0.1293188418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0.931266846361186">
            <text:p>0.9312668464</text:p>
          </table:table-cell>
          <table:table-cell office:value-type="float" office:value="0.129134900500847">
            <text:p>0.1291349005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0.931266846361186">
            <text:p>0.9312668464</text:p>
          </table:table-cell>
          <table:table-cell office:value-type="float" office:value="0.12895012835167">
            <text:p>0.1289501284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0.931266846361186">
            <text:p>0.9312668464</text:p>
          </table:table-cell>
          <table:table-cell office:value-type="float" office:value="0.128764460770413">
            <text:p>0.1287644608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0.931266846361186">
            <text:p>0.9312668464</text:p>
          </table:table-cell>
          <table:table-cell office:value-type="float" office:value="0.128577845555184">
            <text:p>0.1285778456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0.931266846361186">
            <text:p>0.9312668464</text:p>
          </table:table-cell>
          <table:table-cell office:value-type="float" office:value="0.128390244603349">
            <text:p>0.1283902446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0.931266846361186">
            <text:p>0.9312668464</text:p>
          </table:table-cell>
          <table:table-cell office:value-type="float" office:value="0.128201635130973">
            <text:p>0.1282016351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0.931266846361186">
            <text:p>0.9312668464</text:p>
          </table:table-cell>
          <table:table-cell office:value-type="float" office:value="0.128012010340426">
            <text:p>0.1280120103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0.931266846361186">
            <text:p>0.9312668464</text:p>
          </table:table-cell>
          <table:table-cell office:value-type="float" office:value="0.127821379487623">
            <text:p>0.1278213795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0.931266846361186">
            <text:p>0.9312668464</text:p>
          </table:table-cell>
          <table:table-cell office:value-type="float" office:value="0.12762976734638">
            <text:p>0.1276297673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931266846361186">
            <text:p>0.9312668464</text:p>
          </table:table-cell>
          <table:table-cell office:value-type="float" office:value="0.1274372131139">
            <text:p>0.1274372131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0.931266846361186">
            <text:p>0.9312668464</text:p>
          </table:table-cell>
          <table:table-cell office:value-type="float" office:value="0.127243768842495">
            <text:p>0.1272437688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0.931266846361186">
            <text:p>0.9312668464</text:p>
          </table:table-cell>
          <table:table-cell office:value-type="float" office:value="0.127049497513346">
            <text:p>0.1270494975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0.931266846361186">
            <text:p>0.9312668464</text:p>
          </table:table-cell>
          <table:table-cell office:value-type="float" office:value="0.12685447088543">
            <text:p>0.1268544709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0.932614555256065">
            <text:p>0.9326145553</text:p>
          </table:table-cell>
          <table:table-cell office:value-type="float" office:value="0.126658767255566">
            <text:p>0.1266587673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0.932614555256065">
            <text:p>0.9326145553</text:p>
          </table:table-cell>
          <table:table-cell office:value-type="float" office:value="0.126462469255476">
            <text:p>0.1264624693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0.932614555256065">
            <text:p>0.9326145553</text:p>
          </table:table-cell>
          <table:table-cell office:value-type="float" office:value="0.126265661791533">
            <text:p>0.1262656618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0.932614555256065">
            <text:p>0.9326145553</text:p>
          </table:table-cell>
          <table:table-cell office:value-type="float" office:value="0.126068430206527">
            <text:p>0.1260684302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0.933962264150943">
            <text:p>0.9339622642</text:p>
          </table:table-cell>
          <table:table-cell office:value-type="float" office:value="0.125870858714281">
            <text:p>0.1258708587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0.933962264150943">
            <text:p>0.9339622642</text:p>
          </table:table-cell>
          <table:table-cell office:value-type="float" office:value="0.125673029130709">
            <text:p>0.1256730291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0.933962264150943">
            <text:p>0.9339622642</text:p>
          </table:table-cell>
          <table:table-cell office:value-type="float" office:value="0.125475019901516">
            <text:p>0.1254750199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0.933962264150943">
            <text:p>0.9339622642</text:p>
          </table:table-cell>
          <table:table-cell office:value-type="float" office:value="0.125276905408537">
            <text:p>0.1252769054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0.933962264150943">
            <text:p>0.9339622642</text:p>
          </table:table-cell>
          <table:table-cell office:value-type="float" office:value="0.125078755524201">
            <text:p>0.1250787555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0.933962264150943">
            <text:p>0.9339622642</text:p>
          </table:table-cell>
          <table:table-cell office:value-type="float" office:value="0.124880635376424">
            <text:p>0.1248806354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0.933962264150943">
            <text:p>0.9339622642</text:p>
          </table:table-cell>
          <table:table-cell office:value-type="float" office:value="0.124682605283545">
            <text:p>0.1246826053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0.933962264150943">
            <text:p>0.9339622642</text:p>
          </table:table-cell>
          <table:table-cell office:value-type="float" office:value="0.124484720819749">
            <text:p>0.1244847208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0.935309973045822">
            <text:p>0.935309973</text:p>
          </table:table-cell>
          <table:table-cell office:value-type="float" office:value="0.12428703297456">
            <text:p>0.124287033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0.935309973045822">
            <text:p>0.935309973</text:p>
          </table:table-cell>
          <table:table-cell office:value-type="float" office:value="0.124089588374657">
            <text:p>0.1240895884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0.935309973045822">
            <text:p>0.935309973</text:p>
          </table:table-cell>
          <table:table-cell office:value-type="float" office:value="0.123892429541529">
            <text:p>0.1238924295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0.935309973045822">
            <text:p>0.935309973</text:p>
          </table:table-cell>
          <table:table-cell office:value-type="float" office:value="0.123695595163873">
            <text:p>0.1236955952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935309973045822">
            <text:p>0.935309973</text:p>
          </table:table-cell>
          <table:table-cell office:value-type="float" office:value="0.123499120368758">
            <text:p>0.123499120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8">02/18/2013</text:date>, <text:time>16:0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8T16:09:24</dc:date>
    <dc:creator>steve </dc:creator>
    <meta:document-statistic meta:table-count="1" meta:cell-count="1503" meta:object-count="1"/>
    <meta:generator>LibreOffice/3.4$Unix LibreOffice_project/340m1$Build-4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6cm" svg:height="8.999cm" xlink:href=".." xlink:type="simple" chart:class="chart:scatter" chart:style-name="ch1">
        <chart:title svg:x="3.777cm" svg:y="0.315cm" chart:style-name="ch2">
          <text:p>Classification Accuracy, MSE vs. Epochs</text:p>
        </chart:title>
        <chart:legend chart:legend-position="end" svg:x="10.901cm" svg:y="3.951cm" style:legend-expansion="high" chart:style-name="ch3"/>
        <chart:plot-area chart:style-name="ch4" table:cell-range-address="Sheet1.A1:Sheet1.C501" chart:data-source-has-labels="row" svg:x="1.33cm" svg:y="1.631cm" svg:width="8.933cm" svg:height="6.208cm">
          <chartooo:coordinate-region svg:x="2.057cm" svg:y="1.831cm" svg:width="7.926cm" svg:height="5.361cm"/>
          <chart:axis chart:dimension="x" chart:name="primary-x" chart:style-name="ch5">
            <chart:title svg:x="5.196cm" svg:y="8.018cm" chart:style-name="ch6">
              <text:p>Epochs</text:p>
            </chart:title>
          </chart:axis>
          <chart:axis chart:dimension="y" chart:name="primary-y" chart:style-name="ch5">
            <chart:title svg:x="0.451cm" svg:y="4.938cm" chart:style-name="ch7">
              <text:p>%</text:p>
            </chart:title>
            <chart:grid chart:style-name="ch8" chart:class="major"/>
          </chart:axis>
          <chart:series chart:style-name="ch9" chart:values-cell-range-address="Sheet1.B2:Sheet1.B501" chart:label-cell-address="Sheet1.B1:Sheet1.B1" chart:class="chart:scatter">
            <chart:domain table:cell-range-address="Sheet1.A2:Sheet1.A501"/>
            <chart:data-point chart:repeated="500"/>
          </chart:series>
          <chart:series chart:style-name="ch10" chart:values-cell-range-address="Sheet1.C2:Sheet1.C501" chart:label-cell-address="Sheet1.C1:Sheet1.C1" chart:class="chart:scatter">
            <chart:data-point chart:repeated="5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Classification Accuracy</text:p>
                <draw:g>
                  <svg:desc>Sheet1.B1:Sheet1.B1</svg:desc>
                </draw:g>
              </table:table-cell>
              <table:table-cell office:value-type="string">
                <text:p> Training MS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501</svg:desc>
                </draw:g>
              </table:table-cell>
              <table:table-cell office:value-type="float" office:value="0.0808625336927224">
                <text:p>0.0808625336927224</text:p>
                <draw:g>
                  <svg:desc>Sheet1.B2:Sheet1.B501</svg:desc>
                </draw:g>
              </table:table-cell>
              <table:table-cell office:value-type="float" office:value="0.952977134060954">
                <text:p>0.952977134060954</text:p>
                <draw:g>
                  <svg:desc>Sheet1.C2:Sheet1.C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768194070080863">
                <text:p>0.0768194070080863</text:p>
              </table:table-cell>
              <table:table-cell office:value-type="float" office:value="0.91311772022118">
                <text:p>0.913117720221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78167115902965">
                <text:p>0.078167115902965</text:p>
              </table:table-cell>
              <table:table-cell office:value-type="float" office:value="0.912096765044718">
                <text:p>0.9120967650447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862533692722372">
                <text:p>0.0862533692722372</text:p>
              </table:table-cell>
              <table:table-cell office:value-type="float" office:value="0.91013638407238">
                <text:p>0.910136384072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30727762803235">
                <text:p>0.130727762803235</text:p>
              </table:table-cell>
              <table:table-cell office:value-type="float" office:value="0.905637344020927">
                <text:p>0.9056373440209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71159029649596">
                <text:p>0.171159029649596</text:p>
              </table:table-cell>
              <table:table-cell office:value-type="float" office:value="0.894341516125964">
                <text:p>0.8943415161259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88679245283019">
                <text:p>0.188679245283019</text:p>
              </table:table-cell>
              <table:table-cell office:value-type="float" office:value="0.870506638862859">
                <text:p>0.8705066388628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9811320754717">
                <text:p>0.19811320754717</text:p>
              </table:table-cell>
              <table:table-cell office:value-type="float" office:value="0.846114558030047">
                <text:p>0.8461145580300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07547169811321">
                <text:p>0.207547169811321</text:p>
              </table:table-cell>
              <table:table-cell office:value-type="float" office:value="0.831709577980547">
                <text:p>0.8317095779805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37196765498652">
                <text:p>0.237196765498652</text:p>
              </table:table-cell>
              <table:table-cell office:value-type="float" office:value="0.822382170508669">
                <text:p>0.8223821705086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266846361185984">
                <text:p>0.266846361185984</text:p>
              </table:table-cell>
              <table:table-cell office:value-type="float" office:value="0.814762973156298">
                <text:p>0.8147629731562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295148247978437">
                <text:p>0.295148247978437</text:p>
              </table:table-cell>
              <table:table-cell office:value-type="float" office:value="0.807428263948752">
                <text:p>0.8074282639487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318059299191375">
                <text:p>0.318059299191375</text:p>
              </table:table-cell>
              <table:table-cell office:value-type="float" office:value="0.799607024546879">
                <text:p>0.7996070245468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33288409703504">
                <text:p>0.33288409703504</text:p>
              </table:table-cell>
              <table:table-cell office:value-type="float" office:value="0.790852794606495">
                <text:p>0.7908527946064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3544474393531">
                <text:p>0.3544474393531</text:p>
              </table:table-cell>
              <table:table-cell office:value-type="float" office:value="0.781063200018755">
                <text:p>0.7810632000187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376010781671159">
                <text:p>0.376010781671159</text:p>
              </table:table-cell>
              <table:table-cell office:value-type="float" office:value="0.770507978979844">
                <text:p>0.7705079789798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38544474393531">
                <text:p>0.38544474393531</text:p>
              </table:table-cell>
              <table:table-cell office:value-type="float" office:value="0.759611892013125">
                <text:p>0.759611892013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400269541778976">
                <text:p>0.400269541778976</text:p>
              </table:table-cell>
              <table:table-cell office:value-type="float" office:value="0.748705460563384">
                <text:p>0.748705460563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1644204851752">
                <text:p>0.41644204851752</text:p>
              </table:table-cell>
              <table:table-cell office:value-type="float" office:value="0.738004420077106">
                <text:p>0.7380044200771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23180592991914">
                <text:p>0.423180592991914</text:p>
              </table:table-cell>
              <table:table-cell office:value-type="float" office:value="0.727681241544359">
                <text:p>0.7276812415443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435309973045822">
                <text:p>0.435309973045822</text:p>
              </table:table-cell>
              <table:table-cell office:value-type="float" office:value="0.717879511384123">
                <text:p>0.7178795113841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44743935309973">
                <text:p>0.444743935309973</text:p>
              </table:table-cell>
              <table:table-cell office:value-type="float" office:value="0.708684290316603">
                <text:p>0.7086842903166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454177897574124">
                <text:p>0.454177897574124</text:p>
              </table:table-cell>
              <table:table-cell office:value-type="float" office:value="0.70011164407367">
                <text:p>0.700111644073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470350404312669">
                <text:p>0.470350404312669</text:p>
              </table:table-cell>
              <table:table-cell office:value-type="float" office:value="0.692126656302244">
                <text:p>0.6921266563022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83827493261455">
                <text:p>0.483827493261455</text:p>
              </table:table-cell>
              <table:table-cell office:value-type="float" office:value="0.684666227861547">
                <text:p>0.6846662278615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490566037735849">
                <text:p>0.490566037735849</text:p>
              </table:table-cell>
              <table:table-cell office:value-type="float" office:value="0.677655217339835">
                <text:p>0.6776552173398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498652291105121">
                <text:p>0.498652291105121</text:p>
              </table:table-cell>
              <table:table-cell office:value-type="float" office:value="0.671016648682542">
                <text:p>0.6710166486825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514824797843666">
                <text:p>0.514824797843666</text:p>
              </table:table-cell>
              <table:table-cell office:value-type="float" office:value="0.664678169064678">
                <text:p>0.6646781690646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524258760107817">
                <text:p>0.524258760107817</text:p>
              </table:table-cell>
              <table:table-cell office:value-type="float" office:value="0.658575770974109">
                <text:p>0.6585757709741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528301886792453">
                <text:p>0.528301886792453</text:p>
              </table:table-cell>
              <table:table-cell office:value-type="float" office:value="0.652655233063312">
                <text:p>0.6526552330633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536388140161725">
                <text:p>0.536388140161725</text:p>
              </table:table-cell>
              <table:table-cell office:value-type="float" office:value="0.646871708661054">
                <text:p>0.6468717086610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539083557951482">
                <text:p>0.539083557951482</text:p>
              </table:table-cell>
              <table:table-cell office:value-type="float" office:value="0.641187999031646">
                <text:p>0.6411879990316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553908355795148">
                <text:p>0.553908355795148</text:p>
              </table:table-cell>
              <table:table-cell office:value-type="float" office:value="0.635572116853888">
                <text:p>0.6355721168538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56199460916442">
                <text:p>0.56199460916442</text:p>
              </table:table-cell>
              <table:table-cell office:value-type="float" office:value="0.629994748821644">
                <text:p>0.6299947488216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580862533692722">
                <text:p>0.580862533692722</text:p>
              </table:table-cell>
              <table:table-cell office:value-type="float" office:value="0.624427156122194">
                <text:p>0.6244271561221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590296495956873">
                <text:p>0.590296495956873</text:p>
              </table:table-cell>
              <table:table-cell office:value-type="float" office:value="0.618839904874643">
                <text:p>0.6188399048746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602425876010782">
                <text:p>0.602425876010782</text:p>
              </table:table-cell>
              <table:table-cell office:value-type="float" office:value="0.613202641174076">
                <text:p>0.6132026411740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609164420485175">
                <text:p>0.609164420485175</text:p>
              </table:table-cell>
              <table:table-cell office:value-type="float" office:value="0.607485002964298">
                <text:p>0.6074850029642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09164420485175">
                <text:p>0.609164420485175</text:p>
              </table:table-cell>
              <table:table-cell office:value-type="float" office:value="0.601658777953508">
                <text:p>0.6016587779535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21293800539084">
                <text:p>0.621293800539084</text:p>
              </table:table-cell>
              <table:table-cell office:value-type="float" office:value="0.595701589267134">
                <text:p>0.5957015892671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621293800539084">
                <text:p>0.621293800539084</text:p>
              </table:table-cell>
              <table:table-cell office:value-type="float" office:value="0.58960235430204">
                <text:p>0.589602354302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632075471698113">
                <text:p>0.632075471698113</text:p>
              </table:table-cell>
              <table:table-cell office:value-type="float" office:value="0.583367237998969">
                <text:p>0.5833672379989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636118598382749">
                <text:p>0.636118598382749</text:p>
              </table:table-cell>
              <table:table-cell office:value-type="float" office:value="0.577021562617701">
                <text:p>0.5770215626177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6455525606469">
                <text:p>0.6455525606469</text:p>
              </table:table-cell>
              <table:table-cell office:value-type="float" office:value="0.570604082125999">
                <text:p>0.570604082125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50943396226415">
                <text:p>0.650943396226415</text:p>
              </table:table-cell>
              <table:table-cell office:value-type="float" office:value="0.564158102192998">
                <text:p>0.5641581021929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664420485175202">
                <text:p>0.664420485175202</text:p>
              </table:table-cell>
              <table:table-cell office:value-type="float" office:value="0.557726007817143">
                <text:p>0.5577260078171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665768194070081">
                <text:p>0.665768194070081</text:p>
              </table:table-cell>
              <table:table-cell office:value-type="float" office:value="0.551347107338686">
                <text:p>0.5513471073386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665768194070081">
                <text:p>0.665768194070081</text:p>
              </table:table-cell>
              <table:table-cell office:value-type="float" office:value="0.545056066237236">
                <text:p>0.5450560662372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668463611859838">
                <text:p>0.668463611859838</text:p>
              </table:table-cell>
              <table:table-cell office:value-type="float" office:value="0.538881316099529">
                <text:p>0.5388813160995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68463611859838">
                <text:p>0.668463611859838</text:p>
              </table:table-cell>
              <table:table-cell office:value-type="float" office:value="0.532844149135083">
                <text:p>0.5328441491350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673854447439353">
                <text:p>0.673854447439353</text:p>
              </table:table-cell>
              <table:table-cell office:value-type="float" office:value="0.526958908673692">
                <text:p>0.5269589086736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679245283018868">
                <text:p>0.679245283018868</text:p>
              </table:table-cell>
              <table:table-cell office:value-type="float" office:value="0.521234036062301">
                <text:p>0.5212340360623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68733153638814">
                <text:p>0.68733153638814</text:p>
              </table:table-cell>
              <table:table-cell office:value-type="float" office:value="0.515673450969803">
                <text:p>0.5156734509698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688679245283019">
                <text:p>0.688679245283019</text:p>
              </table:table-cell>
              <table:table-cell office:value-type="float" office:value="0.510277837672452">
                <text:p>0.5102778376724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92722371967655">
                <text:p>0.692722371967655</text:p>
              </table:table-cell>
              <table:table-cell office:value-type="float" office:value="0.505045641723768">
                <text:p>0.5050456417237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695417789757412">
                <text:p>0.695417789757412</text:p>
              </table:table-cell>
              <table:table-cell office:value-type="float" office:value="0.499973765155123">
                <text:p>0.4999737651551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69811320754717">
                <text:p>0.69811320754717</text:p>
              </table:table-cell>
              <table:table-cell office:value-type="float" office:value="0.495058032268107">
                <text:p>0.4950580322681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69811320754717">
                <text:p>0.69811320754717</text:p>
              </table:table-cell>
              <table:table-cell office:value-type="float" office:value="0.490293508834213">
                <text:p>0.4902935088342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706199460916442">
                <text:p>0.706199460916442</text:p>
              </table:table-cell>
              <table:table-cell office:value-type="float" office:value="0.485674736816858">
                <text:p>0.4856747368168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703504043126685">
                <text:p>0.703504043126685</text:p>
              </table:table-cell>
              <table:table-cell office:value-type="float" office:value="0.481195921957282">
                <text:p>0.4811959219572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706199460916442">
                <text:p>0.706199460916442</text:p>
              </table:table-cell>
              <table:table-cell office:value-type="float" office:value="0.476851093208001">
                <text:p>0.476851093208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472634241783869">
                <text:p>0.4726342417838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715633423180593">
                <text:p>0.715633423180593</text:p>
              </table:table-cell>
              <table:table-cell office:value-type="float" office:value="0.468539441172841">
                <text:p>0.4685394411728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716981132075472">
                <text:p>0.716981132075472</text:p>
              </table:table-cell>
              <table:table-cell office:value-type="float" office:value="0.464560945791293">
                <text:p>0.4645609457912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722371967654987">
                <text:p>0.722371967654987</text:p>
              </table:table-cell>
              <table:table-cell office:value-type="float" office:value="0.460693264301012">
                <text:p>0.4606932643010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725067385444744">
                <text:p>0.725067385444744</text:p>
              </table:table-cell>
              <table:table-cell office:value-type="float" office:value="0.456931203997137">
                <text:p>0.4569312039971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726415094339623">
                <text:p>0.726415094339623</text:p>
              </table:table-cell>
              <table:table-cell office:value-type="float" office:value="0.453269885243286">
                <text:p>0.4532698852432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727762803234501">
                <text:p>0.727762803234501</text:p>
              </table:table-cell>
              <table:table-cell office:value-type="float" office:value="0.449704729113125">
                <text:p>0.4497047291131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733153638814016">
                <text:p>0.733153638814016</text:p>
              </table:table-cell>
              <table:table-cell office:value-type="float" office:value="0.446231425757166">
                <text:p>0.4462314257571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735849056603773">
                <text:p>0.735849056603773</text:p>
              </table:table-cell>
              <table:table-cell office:value-type="float" office:value="0.442845893748241">
                <text:p>0.4428458937482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735849056603773">
                <text:p>0.735849056603773</text:p>
              </table:table-cell>
              <table:table-cell office:value-type="float" office:value="0.439544240579601">
                <text:p>0.4395442405796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735849056603773">
                <text:p>0.735849056603773</text:p>
              </table:table-cell>
              <table:table-cell office:value-type="float" office:value="0.436322731729184">
                <text:p>0.4363227317291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737196765498652">
                <text:p>0.737196765498652</text:p>
              </table:table-cell>
              <table:table-cell office:value-type="float" office:value="0.433177771584935">
                <text:p>0.4331777715849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735849056603773">
                <text:p>0.735849056603773</text:p>
              </table:table-cell>
              <table:table-cell office:value-type="float" office:value="0.430105895705195">
                <text:p>0.4301058957051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735849056603773">
                <text:p>0.735849056603773</text:p>
              </table:table-cell>
              <table:table-cell office:value-type="float" office:value="0.42710377146636">
                <text:p>0.427103771466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735849056603773">
                <text:p>0.735849056603773</text:p>
              </table:table-cell>
              <table:table-cell office:value-type="float" office:value="0.424168203341375">
                <text:p>0.4241682033413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735849056603773">
                <text:p>0.735849056603773</text:p>
              </table:table-cell>
              <table:table-cell office:value-type="float" office:value="0.421296139430501">
                <text:p>0.4212961394305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738544474393531">
                <text:p>0.738544474393531</text:p>
              </table:table-cell>
              <table:table-cell office:value-type="float" office:value="0.418484676817371">
                <text:p>0.4184846768173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743935309973046">
                <text:p>0.743935309973046</text:p>
              </table:table-cell>
              <table:table-cell office:value-type="float" office:value="0.415731064368605">
                <text:p>0.4157310643686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749326145552561">
                <text:p>0.749326145552561</text:p>
              </table:table-cell>
              <table:table-cell office:value-type="float" office:value="0.413032702479256">
                <text:p>0.4130327024792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749326145552561">
                <text:p>0.749326145552561</text:p>
              </table:table-cell>
              <table:table-cell office:value-type="float" office:value="0.410387139906248">
                <text:p>0.4103871399062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752021563342318">
                <text:p>0.752021563342318</text:p>
              </table:table-cell>
              <table:table-cell office:value-type="float" office:value="0.407792068233998">
                <text:p>0.4077920682339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761455525606469">
                <text:p>0.761455525606469</text:p>
              </table:table-cell>
              <table:table-cell office:value-type="float" office:value="0.405245314717547">
                <text:p>0.4052453147175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766846361185984">
                <text:p>0.766846361185984</text:p>
              </table:table-cell>
              <table:table-cell office:value-type="float" office:value="0.402744834291367">
                <text:p>0.4027448342913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768194070080862">
                <text:p>0.768194070080862</text:p>
              </table:table-cell>
              <table:table-cell office:value-type="float" office:value="0.400288701458318">
                <text:p>0.4002887014583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769541778975741">
                <text:p>0.769541778975741</text:p>
              </table:table-cell>
              <table:table-cell office:value-type="float" office:value="0.397875102623362">
                <text:p>0.3978751026233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77088948787062">
                <text:p>0.77088948787062</text:p>
              </table:table-cell>
              <table:table-cell office:value-type="float" office:value="0.395502329248669">
                <text:p>0.3955023292486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769541778975741">
                <text:p>0.769541778975741</text:p>
              </table:table-cell>
              <table:table-cell office:value-type="float" office:value="0.393168772014178">
                <text:p>0.3931687720141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772237196765499">
                <text:p>0.772237196765499</text:p>
              </table:table-cell>
              <table:table-cell office:value-type="float" office:value="0.390872915996658">
                <text:p>0.3908729159966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77088948787062">
                <text:p>0.77088948787062</text:p>
              </table:table-cell>
              <table:table-cell office:value-type="float" office:value="0.388613336748381">
                <text:p>0.3886133367483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77088948787062">
                <text:p>0.77088948787062</text:p>
              </table:table-cell>
              <table:table-cell office:value-type="float" office:value="0.3863886970714">
                <text:p>0.38638869707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77088948787062">
                <text:p>0.77088948787062</text:p>
              </table:table-cell>
              <table:table-cell office:value-type="float" office:value="0.384197744245844">
                <text:p>0.3841977442458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769541778975741">
                <text:p>0.769541778975741</text:p>
              </table:table-cell>
              <table:table-cell office:value-type="float" office:value="0.38203930747503">
                <text:p>0.382039307475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769541778975741">
                <text:p>0.769541778975741</text:p>
              </table:table-cell>
              <table:table-cell office:value-type="float" office:value="0.37991229534904">
                <text:p>0.379912295349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77088948787062">
                <text:p>0.77088948787062</text:p>
              </table:table-cell>
              <table:table-cell office:value-type="float" office:value="0.377815693192434">
                <text:p>0.3778156931924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772237196765499">
                <text:p>0.772237196765499</text:p>
              </table:table-cell>
              <table:table-cell office:value-type="float" office:value="0.375748560241313">
                <text:p>0.3757485602413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773584905660377">
                <text:p>0.773584905660377</text:p>
              </table:table-cell>
              <table:table-cell office:value-type="float" office:value="0.373710026679163">
                <text:p>0.3737100266791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774932614555256">
                <text:p>0.774932614555256</text:p>
              </table:table-cell>
              <table:table-cell office:value-type="float" office:value="0.371699290636038">
                <text:p>0.3716992906360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776280323450135">
                <text:p>0.776280323450135</text:p>
              </table:table-cell>
              <table:table-cell office:value-type="float" office:value="0.369715615304915">
                <text:p>0.3697156153049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774932614555256">
                <text:p>0.774932614555256</text:p>
              </table:table-cell>
              <table:table-cell office:value-type="float" office:value="0.367758326332006">
                <text:p>0.3677583263320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777628032345013">
                <text:p>0.777628032345013</text:p>
              </table:table-cell>
              <table:table-cell office:value-type="float" office:value="0.365826809573661">
                <text:p>0.3658268095736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777628032345013">
                <text:p>0.777628032345013</text:p>
              </table:table-cell>
              <table:table-cell office:value-type="float" office:value="0.363920509165398">
                <text:p>0.3639205091653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778975741239892">
                <text:p>0.778975741239892</text:p>
              </table:table-cell>
              <table:table-cell office:value-type="float" office:value="0.362038925618684">
                <text:p>0.3620389256186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780323450134771">
                <text:p>0.780323450134771</text:p>
              </table:table-cell>
              <table:table-cell office:value-type="float" office:value="0.360181613378071">
                <text:p>0.3601816133780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780323450134771">
                <text:p>0.780323450134771</text:p>
              </table:table-cell>
              <table:table-cell office:value-type="float" office:value="0.358348177007633">
                <text:p>0.3583481770076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783018867924528">
                <text:p>0.783018867924528</text:p>
              </table:table-cell>
              <table:table-cell office:value-type="float" office:value="0.356538265045464">
                <text:p>0.3565382650454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784366576819407">
                <text:p>0.784366576819407</text:p>
              </table:table-cell>
              <table:table-cell office:value-type="float" office:value="0.354751560693792">
                <text:p>0.3547515606937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788409703504043">
                <text:p>0.788409703504043</text:p>
              </table:table-cell>
              <table:table-cell office:value-type="float" office:value="0.352987768973248">
                <text:p>0.3529877689732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788409703504043">
                <text:p>0.788409703504043</text:p>
              </table:table-cell>
              <table:table-cell office:value-type="float" office:value="0.351246600709442">
                <text:p>0.3512466007094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788409703504043">
                <text:p>0.788409703504043</text:p>
              </table:table-cell>
              <table:table-cell office:value-type="float" office:value="0.349527754529262">
                <text:p>0.3495277545292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792452830188679">
                <text:p>0.792452830188679</text:p>
              </table:table-cell>
              <table:table-cell office:value-type="float" office:value="0.347830898625016">
                <text:p>0.3478308986250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792452830188679">
                <text:p>0.792452830188679</text:p>
              </table:table-cell>
              <table:table-cell office:value-type="float" office:value="0.346155654158325">
                <text:p>0.3461556541583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793800539083558">
                <text:p>0.793800539083558</text:p>
              </table:table-cell>
              <table:table-cell office:value-type="float" office:value="0.344501581784023">
                <text:p>0.3445015817840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792452830188679">
                <text:p>0.792452830188679</text:p>
              </table:table-cell>
              <table:table-cell office:value-type="float" office:value="0.342868172065951">
                <text:p>0.3428681720659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7911051212938">
                <text:p>0.7911051212938</text:p>
              </table:table-cell>
              <table:table-cell office:value-type="float" office:value="0.341254839838766">
                <text:p>0.3412548398387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792452830188679">
                <text:p>0.792452830188679</text:p>
              </table:table-cell>
              <table:table-cell office:value-type="float" office:value="0.339660922104505">
                <text:p>0.3396609221045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792452830188679">
                <text:p>0.792452830188679</text:p>
              </table:table-cell>
              <table:table-cell office:value-type="float" office:value="0.338085678945475">
                <text:p>0.3380856789454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793800539083558">
                <text:p>0.793800539083558</text:p>
              </table:table-cell>
              <table:table-cell office:value-type="float" office:value="0.336528297121775">
                <text:p>0.3365282971217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793800539083558">
                <text:p>0.793800539083558</text:p>
              </table:table-cell>
              <table:table-cell office:value-type="float" office:value="0.33498789632466">
                <text:p>0.334987896324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797843665768194">
                <text:p>0.797843665768194</text:p>
              </table:table-cell>
              <table:table-cell office:value-type="float" office:value="0.333463538257629">
                <text:p>0.3334635382576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797843665768194">
                <text:p>0.797843665768194</text:p>
              </table:table-cell>
              <table:table-cell office:value-type="float" office:value="0.331954238622269">
                <text:p>0.3319542386222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799191374663073">
                <text:p>0.799191374663073</text:p>
              </table:table-cell>
              <table:table-cell office:value-type="float" office:value="0.330458981592427">
                <text:p>0.3304589815924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80188679245283">
                <text:p>0.80188679245283</text:p>
              </table:table-cell>
              <table:table-cell office:value-type="float" office:value="0.328976735528414">
                <text:p>0.3289767355284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803234501347709">
                <text:p>0.803234501347709</text:p>
              </table:table-cell>
              <table:table-cell office:value-type="float" office:value="0.327506467790614">
                <text:p>0.3275064677906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805929919137466">
                <text:p>0.805929919137466</text:p>
              </table:table-cell>
              <table:table-cell office:value-type="float" office:value="0.326047156020341">
                <text:p>0.3260471560203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808625336927224">
                <text:p>0.808625336927224</text:p>
              </table:table-cell>
              <table:table-cell office:value-type="float" office:value="0.324597793626073">
                <text:p>0.3245977936260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808625336927224">
                <text:p>0.808625336927224</text:p>
              </table:table-cell>
              <table:table-cell office:value-type="float" office:value="0.323157388615727">
                <text:p>0.3231573886157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811320754716981">
                <text:p>0.811320754716981</text:p>
              </table:table-cell>
              <table:table-cell office:value-type="float" office:value="0.321724957022181">
                <text:p>0.3217249570221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811320754716981">
                <text:p>0.811320754716981</text:p>
              </table:table-cell>
              <table:table-cell office:value-type="float" office:value="0.320299514235016">
                <text:p>0.3202995142350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81266846361186">
                <text:p>0.81266846361186</text:p>
              </table:table-cell>
              <table:table-cell office:value-type="float" office:value="0.318880068794351">
                <text:p>0.3188800687943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811320754716981">
                <text:p>0.811320754716981</text:p>
              </table:table-cell>
              <table:table-cell office:value-type="float" office:value="0.317465623207988">
                <text:p>0.3174656232079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811320754716981">
                <text:p>0.811320754716981</text:p>
              </table:table-cell>
              <table:table-cell office:value-type="float" office:value="0.316055185197973">
                <text:p>0.3160551851979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811320754716981">
                <text:p>0.811320754716981</text:p>
              </table:table-cell>
              <table:table-cell office:value-type="float" office:value="0.314647790834197">
                <text:p>0.3146477908341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81266846361186">
                <text:p>0.81266846361186</text:p>
              </table:table-cell>
              <table:table-cell office:value-type="float" office:value="0.313242538647098">
                <text:p>0.3132425386470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814016172506739">
                <text:p>0.814016172506739</text:p>
              </table:table-cell>
              <table:table-cell office:value-type="float" office:value="0.311838631307288">
                <text:p>0.3118386313072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814016172506739">
                <text:p>0.814016172506739</text:p>
              </table:table-cell>
              <table:table-cell office:value-type="float" office:value="0.310435419106255">
                <text:p>0.3104354191062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814016172506739">
                <text:p>0.814016172506739</text:p>
              </table:table-cell>
              <table:table-cell office:value-type="float" office:value="0.309032437723719">
                <text:p>0.3090324377237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816711590296496">
                <text:p>0.816711590296496</text:p>
              </table:table-cell>
              <table:table-cell office:value-type="float" office:value="0.307629432249402">
                <text:p>0.3076294322494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818059299191375">
                <text:p>0.818059299191375</text:p>
              </table:table-cell>
              <table:table-cell office:value-type="float" office:value="0.306226360730929">
                <text:p>0.3062263607309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819407008086253">
                <text:p>0.819407008086253</text:p>
              </table:table-cell>
              <table:table-cell office:value-type="float" office:value="0.304823373872191">
                <text:p>0.3048233738721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820754716981132">
                <text:p>0.820754716981132</text:p>
              </table:table-cell>
              <table:table-cell office:value-type="float" office:value="0.303420772451134">
                <text:p>0.3034207724511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820754716981132">
                <text:p>0.820754716981132</text:p>
              </table:table-cell>
              <table:table-cell office:value-type="float" office:value="0.302018949271938">
                <text:p>0.3020189492719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820754716981132">
                <text:p>0.820754716981132</text:p>
              </table:table-cell>
              <table:table-cell office:value-type="float" office:value="0.300618326166181">
                <text:p>0.3006183261661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820754716981132">
                <text:p>0.820754716981132</text:p>
              </table:table-cell>
              <table:table-cell office:value-type="float" office:value="0.299219297166427">
                <text:p>0.2992192971664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820754716981132">
                <text:p>0.820754716981132</text:p>
              </table:table-cell>
              <table:table-cell office:value-type="float" office:value="0.297822186256696">
                <text:p>0.2978221862566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823450134770889">
                <text:p>0.823450134770889</text:p>
              </table:table-cell>
              <table:table-cell office:value-type="float" office:value="0.296427223386933">
                <text:p>0.2964272233869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823450134770889">
                <text:p>0.823450134770889</text:p>
              </table:table-cell>
              <table:table-cell office:value-type="float" office:value="0.295034537784971">
                <text:p>0.2950345377849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826145552560647">
                <text:p>0.826145552560647</text:p>
              </table:table-cell>
              <table:table-cell office:value-type="float" office:value="0.293644164584541">
                <text:p>0.2936441645845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827493261455526">
                <text:p>0.827493261455526</text:p>
              </table:table-cell>
              <table:table-cell office:value-type="float" office:value="0.292256059854417">
                <text:p>0.2922560598544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828840970350404">
                <text:p>0.828840970350404</text:p>
              </table:table-cell>
              <table:table-cell office:value-type="float" office:value="0.29087011976494">
                <text:p>0.2908701197649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828840970350404">
                <text:p>0.828840970350404</text:p>
              </table:table-cell>
              <table:table-cell office:value-type="float" office:value="0.289486201018816">
                <text:p>0.2894862010188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83288409703504">
                <text:p>0.83288409703504</text:p>
              </table:table-cell>
              <table:table-cell office:value-type="float" office:value="0.288104141093075">
                <text:p>0.2881041410930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834231805929919">
                <text:p>0.834231805929919</text:p>
              </table:table-cell>
              <table:table-cell office:value-type="float" office:value="0.28672377789671">
                <text:p>0.286723777896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834231805929919">
                <text:p>0.834231805929919</text:p>
              </table:table-cell>
              <table:table-cell office:value-type="float" office:value="0.285344969032056">
                <text:p>0.2853449690320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834231805929919">
                <text:p>0.834231805929919</text:p>
              </table:table-cell>
              <table:table-cell office:value-type="float" office:value="0.283967611012549">
                <text:p>0.2839676110125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834231805929919">
                <text:p>0.834231805929919</text:p>
              </table:table-cell>
              <table:table-cell office:value-type="float" office:value="0.282591658659458">
                <text:p>0.28259165865945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834231805929919">
                <text:p>0.834231805929919</text:p>
              </table:table-cell>
              <table:table-cell office:value-type="float" office:value="0.281217144613931">
                <text:p>0.28121714461393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834231805929919">
                <text:p>0.834231805929919</text:p>
              </table:table-cell>
              <table:table-cell office:value-type="float" office:value="0.279844198582201">
                <text:p>0.2798441985822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834231805929919">
                <text:p>0.834231805929919</text:p>
              </table:table-cell>
              <table:table-cell office:value-type="float" office:value="0.278473065669749">
                <text:p>0.2784730656697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835579514824798">
                <text:p>0.835579514824798</text:p>
              </table:table-cell>
              <table:table-cell office:value-type="float" office:value="0.27710412298484">
                <text:p>0.277104122984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836927223719676">
                <text:p>0.836927223719676</text:p>
              </table:table-cell>
              <table:table-cell office:value-type="float" office:value="0.275737893562097">
                <text:p>0.2757378935620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838274932614555">
                <text:p>0.838274932614555</text:p>
              </table:table-cell>
              <table:table-cell office:value-type="float" office:value="0.274375056483363">
                <text:p>0.2743750564833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840970350404313">
                <text:p>0.840970350404313</text:p>
              </table:table-cell>
              <table:table-cell office:value-type="float" office:value="0.273016451790192">
                <text:p>0.2730164517901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842318059299191">
                <text:p>0.842318059299191</text:p>
              </table:table-cell>
              <table:table-cell office:value-type="float" office:value="0.271663078438692">
                <text:p>0.27166307843869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84366576819407">
                <text:p>0.84366576819407</text:p>
              </table:table-cell>
              <table:table-cell office:value-type="float" office:value="0.270316083346218">
                <text:p>0.2703160833462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84366576819407">
                <text:p>0.84366576819407</text:p>
              </table:table-cell>
              <table:table-cell office:value-type="float" office:value="0.268976739807059">
                <text:p>0.2689767398070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845013477088949">
                <text:p>0.845013477088949</text:p>
              </table:table-cell>
              <table:table-cell office:value-type="float" office:value="0.267646414424355">
                <text:p>0.2676464144243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847708894878706">
                <text:p>0.847708894878706</text:p>
              </table:table-cell>
              <table:table-cell office:value-type="float" office:value="0.266326523218918">
                <text:p>0.2663265232189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850404312668464">
                <text:p>0.850404312668464</text:p>
              </table:table-cell>
              <table:table-cell office:value-type="float" office:value="0.265018479489957">
                <text:p>0.2650184794899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850404312668464">
                <text:p>0.850404312668464</text:p>
              </table:table-cell>
              <table:table-cell office:value-type="float" office:value="0.263723637892436">
                <text:p>0.2637236378924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850404312668464">
                <text:p>0.850404312668464</text:p>
              </table:table-cell>
              <table:table-cell office:value-type="float" office:value="0.262443240540304">
                <text:p>0.2624432405403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851752021563342">
                <text:p>0.851752021563342</text:p>
              </table:table-cell>
              <table:table-cell office:value-type="float" office:value="0.261178371244512">
                <text:p>0.2611783712445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851752021563342">
                <text:p>0.851752021563342</text:p>
              </table:table-cell>
              <table:table-cell office:value-type="float" office:value="0.2599299229687">
                <text:p>0.25992992296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851752021563342">
                <text:p>0.851752021563342</text:p>
              </table:table-cell>
              <table:table-cell office:value-type="float" office:value="0.258698581387771">
                <text:p>0.2586985813877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853099730458221">
                <text:p>0.853099730458221</text:p>
              </table:table-cell>
              <table:table-cell office:value-type="float" office:value="0.257484824683498">
                <text:p>0.25748482468349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853099730458221">
                <text:p>0.853099730458221</text:p>
              </table:table-cell>
              <table:table-cell office:value-type="float" office:value="0.256288937226168">
                <text:p>0.2562889372261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855795148247978">
                <text:p>0.855795148247978</text:p>
              </table:table-cell>
              <table:table-cell office:value-type="float" office:value="0.255111033202548">
                <text:p>0.2551110332025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855795148247978">
                <text:p>0.855795148247978</text:p>
              </table:table-cell>
              <table:table-cell office:value-type="float" office:value="0.253951085760555">
                <text:p>0.2539510857605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855795148247978">
                <text:p>0.855795148247978</text:p>
              </table:table-cell>
              <table:table-cell office:value-type="float" office:value="0.252808957658038">
                <text:p>0.2528089576580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8544474393531">
                <text:p>0.8544474393531</text:p>
              </table:table-cell>
              <table:table-cell office:value-type="float" office:value="0.251684430345842">
                <text:p>0.2516844303458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855795148247978">
                <text:p>0.855795148247978</text:p>
              </table:table-cell>
              <table:table-cell office:value-type="float" office:value="0.250577229515039">
                <text:p>0.2505772295150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249487046142445">
                <text:p>0.2494870461424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248413552850751">
                <text:p>0.2484135528507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247356415925754">
                <text:p>0.2473564159257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858490566037736">
                <text:p>0.858490566037736</text:p>
              </table:table-cell>
              <table:table-cell office:value-type="float" office:value="0.246315303624976">
                <text:p>0.2463153036249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859838274932615">
                <text:p>0.859838274932615</text:p>
              </table:table-cell>
              <table:table-cell office:value-type="float" office:value="0.245289891518645">
                <text:p>0.2452898915186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862533692722372">
                <text:p>0.862533692722372</text:p>
              </table:table-cell>
              <table:table-cell office:value-type="float" office:value="0.244279865584347">
                <text:p>0.24427986558434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862533692722372">
                <text:p>0.862533692722372</text:p>
              </table:table-cell>
              <table:table-cell office:value-type="float" office:value="0.243284923684591">
                <text:p>0.2432849236845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862533692722372">
                <text:p>0.862533692722372</text:p>
              </table:table-cell>
              <table:table-cell office:value-type="float" office:value="0.242304775934141">
                <text:p>0.2423047759341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862533692722372">
                <text:p>0.862533692722372</text:p>
              </table:table-cell>
              <table:table-cell office:value-type="float" office:value="0.241339144339227">
                <text:p>0.24133914433922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862533692722372">
                <text:p>0.862533692722372</text:p>
              </table:table-cell>
              <table:table-cell office:value-type="float" office:value="0.240387761978876">
                <text:p>0.2403877619788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862533692722372">
                <text:p>0.862533692722372</text:p>
              </table:table-cell>
              <table:table-cell office:value-type="float" office:value="0.239450371906743">
                <text:p>0.2394503719067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862533692722372">
                <text:p>0.862533692722372</text:p>
              </table:table-cell>
              <table:table-cell office:value-type="float" office:value="0.238526725881633">
                <text:p>0.2385267258816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862533692722372">
                <text:p>0.862533692722372</text:p>
              </table:table-cell>
              <table:table-cell office:value-type="float" office:value="0.237616582985524">
                <text:p>0.2376165829855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863881401617251">
                <text:p>0.863881401617251</text:p>
              </table:table-cell>
              <table:table-cell office:value-type="float" office:value="0.236719708157342">
                <text:p>0.23671970815734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863881401617251">
                <text:p>0.863881401617251</text:p>
              </table:table-cell>
              <table:table-cell office:value-type="float" office:value="0.235835870656549">
                <text:p>0.2358358706565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865229110512129">
                <text:p>0.865229110512129</text:p>
              </table:table-cell>
              <table:table-cell office:value-type="float" office:value="0.234964842470062">
                <text:p>0.2349648424700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865229110512129">
                <text:p>0.865229110512129</text:p>
              </table:table-cell>
              <table:table-cell office:value-type="float" office:value="0.234106396685992">
                <text:p>0.23410639668599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866576819407008">
                <text:p>0.866576819407008</text:p>
              </table:table-cell>
              <table:table-cell office:value-type="float" office:value="0.233260305874282">
                <text:p>0.2332603058742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869272237196766">
                <text:p>0.869272237196766</text:p>
              </table:table-cell>
              <table:table-cell office:value-type="float" office:value="0.23242634053296">
                <text:p>0.232426340532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870619946091644">
                <text:p>0.870619946091644</text:p>
              </table:table-cell>
              <table:table-cell office:value-type="float" office:value="0.23160426767434">
                <text:p>0.2316042676743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871967654986523">
                <text:p>0.871967654986523</text:p>
              </table:table-cell>
              <table:table-cell office:value-type="float" office:value="0.230793849633474">
                <text:p>0.23079384963347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870619946091644">
                <text:p>0.870619946091644</text:p>
              </table:table-cell>
              <table:table-cell office:value-type="float" office:value="0.229994843178153">
                <text:p>0.2299948431781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870619946091644">
                <text:p>0.870619946091644</text:p>
              </table:table-cell>
              <table:table-cell office:value-type="float" office:value="0.229206998984681">
                <text:p>0.22920699898468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873315363881402">
                <text:p>0.873315363881402</text:p>
              </table:table-cell>
              <table:table-cell office:value-type="float" office:value="0.228430061518199">
                <text:p>0.2284300615181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87466307277628">
                <text:p>0.87466307277628</text:p>
              </table:table-cell>
              <table:table-cell office:value-type="float" office:value="0.227663769324191">
                <text:p>0.2276637693241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87466307277628">
                <text:p>0.87466307277628</text:p>
              </table:table-cell>
              <table:table-cell office:value-type="float" office:value="0.226907855704398">
                <text:p>0.22690785570439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87466307277628">
                <text:p>0.87466307277628</text:p>
              </table:table-cell>
              <table:table-cell office:value-type="float" office:value="0.226162049720901">
                <text:p>0.2261620497209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87466307277628">
                <text:p>0.87466307277628</text:p>
              </table:table-cell>
              <table:table-cell office:value-type="float" office:value="0.225426077450737">
                <text:p>0.2254260774507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87466307277628">
                <text:p>0.87466307277628</text:p>
              </table:table-cell>
              <table:table-cell office:value-type="float" office:value="0.224699663402363">
                <text:p>0.22469966340236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876010781671159">
                <text:p>0.876010781671159</text:p>
              </table:table-cell>
              <table:table-cell office:value-type="float" office:value="0.223982532004607">
                <text:p>0.22398253200460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876010781671159">
                <text:p>0.876010781671159</text:p>
              </table:table-cell>
              <table:table-cell office:value-type="float" office:value="0.223274409086841">
                <text:p>0.22327440908684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876010781671159">
                <text:p>0.876010781671159</text:p>
              </table:table-cell>
              <table:table-cell office:value-type="float" office:value="0.222575023283222">
                <text:p>0.2225750232832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876010781671159">
                <text:p>0.876010781671159</text:p>
              </table:table-cell>
              <table:table-cell office:value-type="float" office:value="0.221884107310984">
                <text:p>0.2218841073109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877358490566038">
                <text:p>0.877358490566038</text:p>
              </table:table-cell>
              <table:table-cell office:value-type="float" office:value="0.221201399090284">
                <text:p>0.2212013990902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877358490566038">
                <text:p>0.877358490566038</text:p>
              </table:table-cell>
              <table:table-cell office:value-type="float" office:value="0.220526642688872">
                <text:p>0.22052664268887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877358490566038">
                <text:p>0.877358490566038</text:p>
              </table:table-cell>
              <table:table-cell office:value-type="float" office:value="0.219859589087873">
                <text:p>0.21985958908787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877358490566038">
                <text:p>0.877358490566038</text:p>
              </table:table-cell>
              <table:table-cell office:value-type="float" office:value="0.219199996774539">
                <text:p>0.21919999677453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880053908355795">
                <text:p>0.880053908355795</text:p>
              </table:table-cell>
              <table:table-cell office:value-type="float" office:value="0.218547632174289">
                <text:p>0.2185476321742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878706199460916">
                <text:p>0.878706199460916</text:p>
              </table:table-cell>
              <table:table-cell office:value-type="float" office:value="0.217902269937887">
                <text:p>0.21790226993788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880053908355795">
                <text:p>0.880053908355795</text:p>
              </table:table-cell>
              <table:table-cell office:value-type="float" office:value="0.217263693101066">
                <text:p>0.21726369310106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880053908355795">
                <text:p>0.880053908355795</text:p>
              </table:table-cell>
              <table:table-cell office:value-type="float" office:value="0.216631693133681">
                <text:p>0.21663169313368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880053908355795">
                <text:p>0.880053908355795</text:p>
              </table:table-cell>
              <table:table-cell office:value-type="float" office:value="0.216006069894337">
                <text:p>0.21600606989433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880053908355795">
                <text:p>0.880053908355795</text:p>
              </table:table-cell>
              <table:table-cell office:value-type="float" office:value="0.215386631504679">
                <text:p>0.21538663150467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880053908355795">
                <text:p>0.880053908355795</text:p>
              </table:table-cell>
              <table:table-cell office:value-type="float" office:value="0.214773194155658">
                <text:p>0.2147731941556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880053908355795">
                <text:p>0.880053908355795</text:p>
              </table:table-cell>
              <table:table-cell office:value-type="float" office:value="0.214165581856212">
                <text:p>0.2141655818562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880053908355795">
                <text:p>0.880053908355795</text:p>
              </table:table-cell>
              <table:table-cell office:value-type="float" office:value="0.213563626133169">
                <text:p>0.21356362613316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880053908355795">
                <text:p>0.880053908355795</text:p>
              </table:table-cell>
              <table:table-cell office:value-type="float" office:value="0.212967165689863">
                <text:p>0.21296716568986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880053908355795">
                <text:p>0.880053908355795</text:p>
              </table:table-cell>
              <table:table-cell office:value-type="float" office:value="0.212376046029924">
                <text:p>0.21237604602992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880053908355795">
                <text:p>0.880053908355795</text:p>
              </table:table-cell>
              <table:table-cell office:value-type="float" office:value="0.211790119052041">
                <text:p>0.21179011905204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880053908355795">
                <text:p>0.880053908355795</text:p>
              </table:table-cell>
              <table:table-cell office:value-type="float" office:value="0.211209242621083">
                <text:p>0.21120924262108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878706199460916">
                <text:p>0.878706199460916</text:p>
              </table:table-cell>
              <table:table-cell office:value-type="float" office:value="0.210633280120779">
                <text:p>0.2106332801207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878706199460916">
                <text:p>0.878706199460916</text:p>
              </table:table-cell>
              <table:table-cell office:value-type="float" office:value="0.210062099993129">
                <text:p>0.21006209999312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878706199460916">
                <text:p>0.878706199460916</text:p>
              </table:table-cell>
              <table:table-cell office:value-type="float" office:value="0.209495575269728">
                <text:p>0.20949557526972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878706199460916">
                <text:p>0.878706199460916</text:p>
              </table:table-cell>
              <table:table-cell office:value-type="float" office:value="0.20893358310022">
                <text:p>0.2089335831002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878706199460916">
                <text:p>0.878706199460916</text:p>
              </table:table-cell>
              <table:table-cell office:value-type="float" office:value="0.208376004283012">
                <text:p>0.2083760042830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878706199460916">
                <text:p>0.878706199460916</text:p>
              </table:table-cell>
              <table:table-cell office:value-type="float" office:value="0.207822722803197">
                <text:p>0.20782272280319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880053908355795">
                <text:p>0.880053908355795</text:p>
              </table:table-cell>
              <table:table-cell office:value-type="float" office:value="0.207273625382256">
                <text:p>0.20727362538225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880053908355795">
                <text:p>0.880053908355795</text:p>
              </table:table-cell>
              <table:table-cell office:value-type="float" office:value="0.206728601043592">
                <text:p>0.2067286010435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881401617250674">
                <text:p>0.881401617250674</text:p>
              </table:table-cell>
              <table:table-cell office:value-type="float" office:value="0.206187540697239">
                <text:p>0.20618754069723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881401617250674">
                <text:p>0.881401617250674</text:p>
              </table:table-cell>
              <table:table-cell office:value-type="float" office:value="0.205650336746306">
                <text:p>0.2056503367463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881401617250674">
                <text:p>0.881401617250674</text:p>
              </table:table-cell>
              <table:table-cell office:value-type="float" office:value="0.205116882716831">
                <text:p>0.20511688271683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881401617250674">
                <text:p>0.881401617250674</text:p>
              </table:table-cell>
              <table:table-cell office:value-type="float" office:value="0.204587072911917">
                <text:p>0.20458707291191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882749326145552">
                <text:p>0.882749326145552</text:p>
              </table:table-cell>
              <table:table-cell office:value-type="float" office:value="0.204060802090218">
                <text:p>0.2040608020902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882749326145552">
                <text:p>0.882749326145552</text:p>
              </table:table-cell>
              <table:table-cell office:value-type="float" office:value="0.203537965168212">
                <text:p>0.2035379651682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884097035040431">
                <text:p>0.884097035040431</text:p>
              </table:table-cell>
              <table:table-cell office:value-type="float" office:value="0.203018456945237">
                <text:p>0.20301845694523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884097035040431">
                <text:p>0.884097035040431</text:p>
              </table:table-cell>
              <table:table-cell office:value-type="float" office:value="0.202502171849889">
                <text:p>0.2025021718498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88544474393531">
                <text:p>0.88544474393531</text:p>
              </table:table-cell>
              <table:table-cell office:value-type="float" office:value="0.201989003706207">
                <text:p>0.20198900370620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88544474393531">
                <text:p>0.88544474393531</text:p>
              </table:table-cell>
              <table:table-cell office:value-type="float" office:value="0.201478845517836">
                <text:p>0.20147884551783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88544474393531">
                <text:p>0.88544474393531</text:p>
              </table:table-cell>
              <table:table-cell office:value-type="float" office:value="0.200971589268153">
                <text:p>0.2009715892681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88544474393531">
                <text:p>0.88544474393531</text:p>
              </table:table-cell>
              <table:table-cell office:value-type="float" office:value="0.200467125733907">
                <text:p>0.20046712573390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884097035040431">
                <text:p>0.884097035040431</text:p>
              </table:table-cell>
              <table:table-cell office:value-type="float" office:value="0.199965344309242">
                <text:p>0.19996534430924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884097035040431">
                <text:p>0.884097035040431</text:p>
              </table:table-cell>
              <table:table-cell office:value-type="float" office:value="0.199466132835966">
                <text:p>0.19946613283596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884097035040431">
                <text:p>0.884097035040431</text:p>
              </table:table-cell>
              <table:table-cell office:value-type="float" office:value="0.198969377434448">
                <text:p>0.19896937743444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88544474393531">
                <text:p>0.88544474393531</text:p>
              </table:table-cell>
              <table:table-cell office:value-type="float" office:value="0.198474962327708">
                <text:p>0.19847496232770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88544474393531">
                <text:p>0.88544474393531</text:p>
              </table:table-cell>
              <table:table-cell office:value-type="float" office:value="0.197982769648983">
                <text:p>0.19798276964898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88544474393531">
                <text:p>0.88544474393531</text:p>
              </table:table-cell>
              <table:table-cell office:value-type="float" office:value="0.197492679220436">
                <text:p>0.1974926792204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88544474393531">
                <text:p>0.88544474393531</text:p>
              </table:table-cell>
              <table:table-cell office:value-type="float" office:value="0.197004568287779">
                <text:p>0.19700456828777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88544474393531">
                <text:p>0.88544474393531</text:p>
              </table:table-cell>
              <table:table-cell office:value-type="float" office:value="0.196518311192395">
                <text:p>0.19651831119239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88544474393531">
                <text:p>0.88544474393531</text:p>
              </table:table-cell>
              <table:table-cell office:value-type="float" office:value="0.196033778959216">
                <text:p>0.1960337789592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886792452830189">
                <text:p>0.886792452830189</text:p>
              </table:table-cell>
              <table:table-cell office:value-type="float" office:value="0.195550838775072">
                <text:p>0.19555083877507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888140161725067">
                <text:p>0.888140161725067</text:p>
              </table:table-cell>
              <table:table-cell office:value-type="float" office:value="0.195069353328591">
                <text:p>0.19506935332859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888140161725067">
                <text:p>0.888140161725067</text:p>
              </table:table-cell>
              <table:table-cell office:value-type="float" office:value="0.194589179978894">
                <text:p>0.19458917997889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888140161725067">
                <text:p>0.888140161725067</text:p>
              </table:table-cell>
              <table:table-cell office:value-type="float" office:value="0.194110169716658">
                <text:p>0.19411016971665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890835579514825">
                <text:p>0.890835579514825</text:p>
              </table:table-cell>
              <table:table-cell office:value-type="float" office:value="0.193632165877612">
                <text:p>0.19363216587761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893530997304582">
                <text:p>0.893530997304582</text:p>
              </table:table-cell>
              <table:table-cell office:value-type="float" office:value="0.193155002566124">
                <text:p>0.1931550025661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894878706199461">
                <text:p>0.894878706199461</text:p>
              </table:table-cell>
              <table:table-cell office:value-type="float" office:value="0.192678502746359">
                <text:p>0.19267850274635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897574123989218">
                <text:p>0.897574123989218</text:p>
              </table:table-cell>
              <table:table-cell office:value-type="float" office:value="0.192202475962949">
                <text:p>0.19220247596294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898921832884097">
                <text:p>0.898921832884097</text:p>
              </table:table-cell>
              <table:table-cell office:value-type="float" office:value="0.191726715665942">
                <text:p>0.19172671566594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898921832884097">
                <text:p>0.898921832884097</text:p>
              </table:table-cell>
              <table:table-cell office:value-type="float" office:value="0.191250996141448">
                <text:p>0.19125099614144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898921832884097">
                <text:p>0.898921832884097</text:p>
              </table:table-cell>
              <table:table-cell office:value-type="float" office:value="0.190775069095818">
                <text:p>0.1907750690958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898921832884097">
                <text:p>0.898921832884097</text:p>
              </table:table-cell>
              <table:table-cell office:value-type="float" office:value="0.190298660009567">
                <text:p>0.1902986600095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898921832884097">
                <text:p>0.898921832884097</text:p>
              </table:table-cell>
              <table:table-cell office:value-type="float" office:value="0.189821464452053">
                <text:p>0.18982146445205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900269541778976">
                <text:p>0.900269541778976</text:p>
              </table:table-cell>
              <table:table-cell office:value-type="float" office:value="0.189343144563653">
                <text:p>0.18934314456365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900269541778976">
                <text:p>0.900269541778976</text:p>
              </table:table-cell>
              <table:table-cell office:value-type="float" office:value="0.188863325692719">
                <text:p>0.18886332569271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900269541778976">
                <text:p>0.900269541778976</text:p>
              </table:table-cell>
              <table:table-cell office:value-type="float" office:value="0.188381592372514">
                <text:p>0.18838159237251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901617250673854">
                <text:p>0.901617250673854</text:p>
              </table:table-cell>
              <table:table-cell office:value-type="float" office:value="0.187897481074">
                <text:p>0.1878974810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902964959568733">
                <text:p>0.902964959568733</text:p>
              </table:table-cell>
              <table:table-cell office:value-type="float" office:value="0.187410465242096">
                <text:p>0.18741046524209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904312668463612">
                <text:p>0.904312668463612</text:p>
              </table:table-cell>
              <table:table-cell office:value-type="float" office:value="0.186919931700444">
                <text:p>0.18691993170044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905660377358491">
                <text:p>0.905660377358491</text:p>
              </table:table-cell>
              <table:table-cell office:value-type="float" office:value="0.186425173065573">
                <text:p>0.18642517306557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907008086253369">
                <text:p>0.907008086253369</text:p>
              </table:table-cell>
              <table:table-cell office:value-type="float" office:value="0.185925485615808">
                <text:p>0.18592548561580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908355795148248">
                <text:p>0.908355795148248</text:p>
              </table:table-cell>
              <table:table-cell office:value-type="float" office:value="0.185420510443378">
                <text:p>0.18542051044337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908355795148248">
                <text:p>0.908355795148248</text:p>
              </table:table-cell>
              <table:table-cell office:value-type="float" office:value="0.184910776691155">
                <text:p>0.18491077669115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908355795148248">
                <text:p>0.908355795148248</text:p>
              </table:table-cell>
              <table:table-cell office:value-type="float" office:value="0.184397958745049">
                <text:p>0.18439795874504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908355795148248">
                <text:p>0.908355795148248</text:p>
              </table:table-cell>
              <table:table-cell office:value-type="float" office:value="0.18388436102456">
                <text:p>0.1838843610245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908355795148248">
                <text:p>0.908355795148248</text:p>
              </table:table-cell>
              <table:table-cell office:value-type="float" office:value="0.183372004105707">
                <text:p>0.18337200410570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908355795148248">
                <text:p>0.908355795148248</text:p>
              </table:table-cell>
              <table:table-cell office:value-type="float" office:value="0.182862112661053">
                <text:p>0.18286211266105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908355795148248">
                <text:p>0.908355795148248</text:p>
              </table:table-cell>
              <table:table-cell office:value-type="float" office:value="0.182355174683039">
                <text:p>0.18235517468303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908355795148248">
                <text:p>0.908355795148248</text:p>
              </table:table-cell>
              <table:table-cell office:value-type="float" office:value="0.181851231879321">
                <text:p>0.18185123187932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909703504043127">
                <text:p>0.909703504043127</text:p>
              </table:table-cell>
              <table:table-cell office:value-type="float" office:value="0.181350136015713">
                <text:p>0.18135013601571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909703504043127">
                <text:p>0.909703504043127</text:p>
              </table:table-cell>
              <table:table-cell office:value-type="float" office:value="0.180851703296479">
                <text:p>0.18085170329647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909703504043127">
                <text:p>0.909703504043127</text:p>
              </table:table-cell>
              <table:table-cell office:value-type="float" office:value="0.18035578780909">
                <text:p>0.1803557878090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911051212938005">
                <text:p>0.911051212938005</text:p>
              </table:table-cell>
              <table:table-cell office:value-type="float" office:value="0.179862308602332">
                <text:p>0.17986230860233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913746630727763">
                <text:p>0.913746630727763</text:p>
              </table:table-cell>
              <table:table-cell office:value-type="float" office:value="0.179371254908473">
                <text:p>0.17937125490847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913746630727763">
                <text:p>0.913746630727763</text:p>
              </table:table-cell>
              <table:table-cell office:value-type="float" office:value="0.178882682403032">
                <text:p>0.17888268240303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913746630727763">
                <text:p>0.913746630727763</text:p>
              </table:table-cell>
              <table:table-cell office:value-type="float" office:value="0.178396705758603">
                <text:p>0.17839670575860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913746630727763">
                <text:p>0.913746630727763</text:p>
              </table:table-cell>
              <table:table-cell office:value-type="float" office:value="0.177913488860146">
                <text:p>0.17791348886014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913746630727763">
                <text:p>0.913746630727763</text:p>
              </table:table-cell>
              <table:table-cell office:value-type="float" office:value="0.177433232587888">
                <text:p>0.17743323258788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912398921832884">
                <text:p>0.912398921832884</text:p>
              </table:table-cell>
              <table:table-cell office:value-type="float" office:value="0.176956160011012">
                <text:p>0.17695616001101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913746630727763">
                <text:p>0.913746630727763</text:p>
              </table:table-cell>
              <table:table-cell office:value-type="float" office:value="0.176482499504754">
                <text:p>0.17648249950475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913746630727763">
                <text:p>0.913746630727763</text:p>
              </table:table-cell>
              <table:table-cell office:value-type="float" office:value="0.176012467201775">
                <text:p>0.1760124672017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913746630727763">
                <text:p>0.913746630727763</text:p>
              </table:table-cell>
              <table:table-cell office:value-type="float" office:value="0.175546250875121">
                <text:p>0.17554625087512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915094339622642">
                <text:p>0.915094339622642</text:p>
              </table:table-cell>
              <table:table-cell office:value-type="float" office:value="0.175083997495505">
                <text:p>0.17508399749550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915094339622642">
                <text:p>0.915094339622642</text:p>
              </table:table-cell>
              <table:table-cell office:value-type="float" office:value="0.174625806198769">
                <text:p>0.17462580619876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915094339622642">
                <text:p>0.915094339622642</text:p>
              </table:table-cell>
              <table:table-cell office:value-type="float" office:value="0.174171727386448">
                <text:p>0.17417172738644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915094339622642">
                <text:p>0.915094339622642</text:p>
              </table:table-cell>
              <table:table-cell office:value-type="float" office:value="0.173721767488976">
                <text:p>0.17372176748897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915094339622642">
                <text:p>0.915094339622642</text:p>
              </table:table-cell>
              <table:table-cell office:value-type="float" office:value="0.173275897901664">
                <text:p>0.1732758979016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915094339622642">
                <text:p>0.915094339622642</text:p>
              </table:table-cell>
              <table:table-cell office:value-type="float" office:value="0.172834066010608">
                <text:p>0.17283406601060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915094339622642">
                <text:p>0.915094339622642</text:p>
              </table:table-cell>
              <table:table-cell office:value-type="float" office:value="0.172396206152676">
                <text:p>0.17239620615267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915094339622642">
                <text:p>0.915094339622642</text:p>
              </table:table-cell>
              <table:table-cell office:value-type="float" office:value="0.171962248745084">
                <text:p>0.17196224874508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915094339622642">
                <text:p>0.915094339622642</text:p>
              </table:table-cell>
              <table:table-cell office:value-type="float" office:value="0.171532126514401">
                <text:p>0.17153212651440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915094339622642">
                <text:p>0.915094339622642</text:p>
              </table:table-cell>
              <table:table-cell office:value-type="float" office:value="0.17110577754074">
                <text:p>0.1711057775407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91644204851752">
                <text:p>0.91644204851752</text:p>
              </table:table-cell>
              <table:table-cell office:value-type="float" office:value="0.170683145509193">
                <text:p>0.17068314550919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91644204851752">
                <text:p>0.91644204851752</text:p>
              </table:table-cell>
              <table:table-cell office:value-type="float" office:value="0.170264177989716">
                <text:p>0.17026417798971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91644204851752">
                <text:p>0.91644204851752</text:p>
              </table:table-cell>
              <table:table-cell office:value-type="float" office:value="0.16984882370666">
                <text:p>0.1698488237066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91644204851752">
                <text:p>0.91644204851752</text:p>
              </table:table-cell>
              <table:table-cell office:value-type="float" office:value="0.169437029656458">
                <text:p>0.16943702965645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917789757412399">
                <text:p>0.917789757412399</text:p>
              </table:table-cell>
              <table:table-cell office:value-type="float" office:value="0.169028738686092">
                <text:p>0.16902873868609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919137466307278">
                <text:p>0.919137466307278</text:p>
              </table:table-cell>
              <table:table-cell office:value-type="float" office:value="0.168623887861555">
                <text:p>0.16862388786155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919137466307278">
                <text:p>0.919137466307278</text:p>
              </table:table-cell>
              <table:table-cell office:value-type="float" office:value="0.168222407712181">
                <text:p>0.16822240771218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920485175202156">
                <text:p>0.920485175202156</text:p>
              </table:table-cell>
              <table:table-cell office:value-type="float" office:value="0.16782422227084">
                <text:p>0.1678242222708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920485175202156">
                <text:p>0.920485175202156</text:p>
              </table:table-cell>
              <table:table-cell office:value-type="float" office:value="0.167429249743963">
                <text:p>0.16742924974396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920485175202156">
                <text:p>0.920485175202156</text:p>
              </table:table-cell>
              <table:table-cell office:value-type="float" office:value="0.167037403621945">
                <text:p>0.16703740362194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920485175202156">
                <text:p>0.920485175202156</text:p>
              </table:table-cell>
              <table:table-cell office:value-type="float" office:value="0.166648594055777">
                <text:p>0.16664859405577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920485175202156">
                <text:p>0.920485175202156</text:p>
              </table:table-cell>
              <table:table-cell office:value-type="float" office:value="0.166262729358902">
                <text:p>0.16626272935890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65879717529659">
                <text:p>0.16587971752965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65499467721394">
                <text:p>0.16549946772139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65121891611223">
                <text:p>0.16512189161122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64746904634612">
                <text:p>0.16474690463461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64374427063004">
                <text:p>0.16437442706300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920485175202156">
                <text:p>0.920485175202156</text:p>
              </table:table-cell>
              <table:table-cell office:value-type="float" office:value="0.16400438490766">
                <text:p>0.1640043849076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63636710636735">
                <text:p>0.16363671063673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63271343695969">
                <text:p>0.16327134369596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62908230827305">
                <text:p>0.16290823082730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62547326184867">
                <text:p>0.1625473261848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62188591254031">
                <text:p>0.16218859125403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61831994586502">
                <text:p>0.16183199458650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61477511371634">
                <text:p>0.16147751137163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61125122870971">
                <text:p>0.16112512287097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920485175202156">
                <text:p>0.920485175202156</text:p>
              </table:table-cell>
              <table:table-cell office:value-type="float" office:value="0.160774815748191">
                <text:p>0.16077481574819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920485175202156">
                <text:p>0.920485175202156</text:p>
              </table:table-cell>
              <table:table-cell office:value-type="float" office:value="0.16042658132977">
                <text:p>0.1604265813297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60080414832349">
                <text:p>0.16008041483234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59736314590937">
                <text:p>0.15973631459093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59394281318058">
                <text:p>0.15939428131805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59054317418278">
                <text:p>0.1590543174182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58716426375976">
                <text:p>0.15871642637597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58380612227405">
                <text:p>0.15838061222740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58046879121719">
                <text:p>0.15804687912171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5771523097014">
                <text:p>0.1577152309701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57385671178133">
                <text:p>0.1573856711781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57058202452379">
                <text:p>0.15705820245237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56732826672513">
                <text:p>0.15673282667251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56409544816801">
                <text:p>0.15640954481680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56088356930962">
                <text:p>0.15608835693096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55769262130011">
                <text:p>0.15576926213001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55452258624035">
                <text:p>0.15545225862403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55137343760067">
                <text:p>0.15513734376006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54824514073552">
                <text:p>0.15482451407355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54513765344164">
                <text:p>0.15451376534416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54205092651938">
                <text:p>0.15420509265193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53898490430715">
                <text:p>0.15389849043071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923180592991914">
                <text:p>0.923180592991914</text:p>
              </table:table-cell>
              <table:table-cell office:value-type="float" office:value="0.153593952516813">
                <text:p>0.15359395251681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923180592991914">
                <text:p>0.923180592991914</text:p>
              </table:table-cell>
              <table:table-cell office:value-type="float" office:value="0.153291472191568">
                <text:p>0.15329147219156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923180592991914">
                <text:p>0.923180592991914</text:p>
              </table:table-cell>
              <table:table-cell office:value-type="float" office:value="0.152991042217017">
                <text:p>0.15299104221701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923180592991914">
                <text:p>0.923180592991914</text:p>
              </table:table-cell>
              <table:table-cell office:value-type="float" office:value="0.152692654864472">
                <text:p>0.15269265486447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5239630193611">
                <text:p>0.1523963019361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52101974779989">
                <text:p>0.15210197477998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51809664299109">
                <text:p>0.15180966429910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51519360955265">
                <text:p>0.15151936095526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51231054768535">
                <text:p>0.15123105476853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50944735313293">
                <text:p>0.15094473531329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50660391711621">
                <text:p>0.15066039171162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50378012625005">
                <text:p>0.15037801262500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50097586245121">
                <text:p>0.15009758624512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49819100284495">
                <text:p>0.14981910028449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49542541967693">
                <text:p>0.14954254196769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49267898023665">
                <text:p>0.14926789802366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48995154679753">
                <text:p>0.14899515467975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48724297657766">
                <text:p>0.14872429765776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48455312172476">
                <text:p>0.14845531217247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48188182932745">
                <text:p>0.14818818293274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923180592991914">
                <text:p>0.923180592991914</text:p>
              </table:table-cell>
              <table:table-cell office:value-type="float" office:value="0.147922894145457">
                <text:p>0.14792289414545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923180592991914">
                <text:p>0.923180592991914</text:p>
              </table:table-cell>
              <table:table-cell office:value-type="float" office:value="0.147659429522326">
                <text:p>0.14765942952232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923180592991914">
                <text:p>0.923180592991914</text:p>
              </table:table-cell>
              <table:table-cell office:value-type="float" office:value="0.147397772289565">
                <text:p>0.14739777228956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923180592991914">
                <text:p>0.923180592991914</text:p>
              </table:table-cell>
              <table:table-cell office:value-type="float" office:value="0.147137905200378">
                <text:p>0.14713790520037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923180592991914">
                <text:p>0.923180592991914</text:p>
              </table:table-cell>
              <table:table-cell office:value-type="float" office:value="0.146879810550149">
                <text:p>0.14687981055014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923180592991914">
                <text:p>0.923180592991914</text:p>
              </table:table-cell>
              <table:table-cell office:value-type="float" office:value="0.146623470194157">
                <text:p>0.14662347019415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923180592991914">
                <text:p>0.923180592991914</text:p>
              </table:table-cell>
              <table:table-cell office:value-type="float" office:value="0.146368865567631">
                <text:p>0.14636886556763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923180592991914">
                <text:p>0.923180592991914</text:p>
              </table:table-cell>
              <table:table-cell office:value-type="float" office:value="0.146115977707907">
                <text:p>0.1461159777079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923180592991914">
                <text:p>0.923180592991914</text:p>
              </table:table-cell>
              <table:table-cell office:value-type="float" office:value="0.145864787278445">
                <text:p>0.14586478727844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924528301886792">
                <text:p>0.924528301886792</text:p>
              </table:table-cell>
              <table:table-cell office:value-type="float" office:value="0.145615274594434">
                <text:p>0.14561527459443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924528301886792">
                <text:p>0.924528301886792</text:p>
              </table:table-cell>
              <table:table-cell office:value-type="float" office:value="0.145367419649732">
                <text:p>0.14536741964973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924528301886792">
                <text:p>0.924528301886792</text:p>
              </table:table-cell>
              <table:table-cell office:value-type="float" office:value="0.145121202144856">
                <text:p>0.14512120214485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925876010781671">
                <text:p>0.925876010781671</text:p>
              </table:table-cell>
              <table:table-cell office:value-type="float" office:value="0.144876601515776">
                <text:p>0.14487660151577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925876010781671">
                <text:p>0.925876010781671</text:p>
              </table:table-cell>
              <table:table-cell office:value-type="float" office:value="0.144633596963245">
                <text:p>0.14463359696324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925876010781671">
                <text:p>0.925876010781671</text:p>
              </table:table-cell>
              <table:table-cell office:value-type="float" office:value="0.144392167482444">
                <text:p>0.1443921674824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925876010781671">
                <text:p>0.925876010781671</text:p>
              </table:table-cell>
              <table:table-cell office:value-type="float" office:value="0.144152291892695">
                <text:p>0.14415229189269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925876010781671">
                <text:p>0.925876010781671</text:p>
              </table:table-cell>
              <table:table-cell office:value-type="float" office:value="0.143913948867065">
                <text:p>0.14391394886706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925876010781671">
                <text:p>0.925876010781671</text:p>
              </table:table-cell>
              <table:table-cell office:value-type="float" office:value="0.143677116961655">
                <text:p>0.14367711696165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925876010781671">
                <text:p>0.925876010781671</text:p>
              </table:table-cell>
              <table:table-cell office:value-type="float" office:value="0.143441774644416">
                <text:p>0.14344177464441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925876010781671">
                <text:p>0.925876010781671</text:p>
              </table:table-cell>
              <table:table-cell office:value-type="float" office:value="0.14320790032336">
                <text:p>0.1432079003233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925876010781671">
                <text:p>0.925876010781671</text:p>
              </table:table-cell>
              <table:table-cell office:value-type="float" office:value="0.14297547237402">
                <text:p>0.1429754723740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92722371967655">
                <text:p>0.92722371967655</text:p>
              </table:table-cell>
              <table:table-cell office:value-type="float" office:value="0.142744469166085">
                <text:p>0.14274446916608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92722371967655">
                <text:p>0.92722371967655</text:p>
              </table:table-cell>
              <table:table-cell office:value-type="float" office:value="0.1425148690891">
                <text:p>0.142514869089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92722371967655">
                <text:p>0.92722371967655</text:p>
              </table:table-cell>
              <table:table-cell office:value-type="float" office:value="0.142286650577189">
                <text:p>0.14228665057718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92722371967655">
                <text:p>0.92722371967655</text:p>
              </table:table-cell>
              <table:table-cell office:value-type="float" office:value="0.142059792132733">
                <text:p>0.14205979213273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92722371967655">
                <text:p>0.92722371967655</text:p>
              </table:table-cell>
              <table:table-cell office:value-type="float" office:value="0.141834272348983">
                <text:p>0.14183427234898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92722371967655">
                <text:p>0.92722371967655</text:p>
              </table:table-cell>
              <table:table-cell office:value-type="float" office:value="0.141610069931584">
                <text:p>0.14161006993158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92722371967655">
                <text:p>0.92722371967655</text:p>
              </table:table-cell>
              <table:table-cell office:value-type="float" office:value="0.141387163718996">
                <text:p>0.14138716371899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92722371967655">
                <text:p>0.92722371967655</text:p>
              </table:table-cell>
              <table:table-cell office:value-type="float" office:value="0.141165532701825">
                <text:p>0.14116553270182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92722371967655">
                <text:p>0.92722371967655</text:p>
              </table:table-cell>
              <table:table-cell office:value-type="float" office:value="0.140945156041061">
                <text:p>0.14094515604106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92722371967655">
                <text:p>0.92722371967655</text:p>
              </table:table-cell>
              <table:table-cell office:value-type="float" office:value="0.140726013085249">
                <text:p>0.14072601308524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92722371967655">
                <text:p>0.92722371967655</text:p>
              </table:table-cell>
              <table:table-cell office:value-type="float" office:value="0.140508083386602">
                <text:p>0.14050808338660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92722371967655">
                <text:p>0.92722371967655</text:p>
              </table:table-cell>
              <table:table-cell office:value-type="float" office:value="0.140291346716097">
                <text:p>0.14029134671609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92722371967655">
                <text:p>0.92722371967655</text:p>
              </table:table-cell>
              <table:table-cell office:value-type="float" office:value="0.140075783077549">
                <text:p>0.14007578307754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92722371967655">
                <text:p>0.92722371967655</text:p>
              </table:table-cell>
              <table:table-cell office:value-type="float" office:value="0.139861372720708">
                <text:p>0.13986137272070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13964809615339">
                <text:p>0.1396480961533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139435934152644">
                <text:p>0.13943593415264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139224867774968">
                <text:p>0.13922486777496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139014878365572">
                <text:p>0.13901487836557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138805947566653">
                <text:p>0.13880594756665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138598057324661">
                <text:p>0.13859805732466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138391189896498">
                <text:p>0.13839118989649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138185327854571">
                <text:p>0.13818532785457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137980454090602">
                <text:p>0.13798045409060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137776551818066">
                <text:p>0.13777655181806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13757360457308">
                <text:p>0.1375736045730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137371596213557">
                <text:p>0.13737159621355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137170510916356">
                <text:p>0.13717051091635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136970333172136">
                <text:p>0.13697033317213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136771047777546">
                <text:p>0.13677104777754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136572639824331">
                <text:p>0.13657263982433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136375094684833">
                <text:p>0.13637509468483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136178397993311">
                <text:p>0.13617839799331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135982535622378">
                <text:p>0.13598253562237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929919137466307">
                <text:p>0.929919137466307</text:p>
              </table:table-cell>
              <table:table-cell office:value-type="float" office:value="0.135787493653766">
                <text:p>0.13578749365376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929919137466307">
                <text:p>0.929919137466307</text:p>
              </table:table-cell>
              <table:table-cell office:value-type="float" office:value="0.135593258342501">
                <text:p>0.13559325834250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35399816073441">
                <text:p>0.13539981607344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35207153308988">
                <text:p>0.13520715330898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3501525652663">
                <text:p>0.1350152565266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34824112144827">
                <text:p>0.13482411214482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34633706435554">
                <text:p>0.13463370643555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34444025421711">
                <text:p>0.13444402542171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34255054757396">
                <text:p>0.13425505475739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34066779588974">
                <text:p>0.13406677958897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33879184394725">
                <text:p>0.13387918439472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33692252800895">
                <text:p>0.13369225280089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33505967371956">
                <text:p>0.13350596737195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33320309373141">
                <text:p>0.13332030937314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331352585036">
                <text:p>0.133135258503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32950792599137">
                <text:p>0.13295079259913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32766887304307">
                <text:p>0.13276688730430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3258351571483">
                <text:p>0.1325835157148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32400647992927">
                <text:p>0.13240064799292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32218250960225">
                <text:p>0.1322182509602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32036287675596">
                <text:p>0.13203628767559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31854717008498">
                <text:p>0.13185471700849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31673493222276">
                <text:p>0.13167349322227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31492565586282">
                <text:p>0.13149256558628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31311878040489">
                <text:p>0.13131187804048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31131368941224">
                <text:p>0.13113136894122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30950970921363">
                <text:p>0.13095097092136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30770610902205">
                <text:p>0.13077061090220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30590210296531">
                <text:p>0.13059021029653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30409685442254">
                <text:p>0.13040968544225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30228948302526">
                <text:p>0.13022894830252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30047907460353">
                <text:p>0.13004790746035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29866469422992">
                <text:p>0.12986646942299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29684540233412">
                <text:p>0.12968454023341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29502027363336">
                <text:p>0.12950202736333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29318841836188">
                <text:p>0.12931884183618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29134900500847">
                <text:p>0.12913490050084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2895012835167">
                <text:p>0.1289501283516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28764460770413">
                <text:p>0.12876446077041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28577845555184">
                <text:p>0.12857784555518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28390244603349">
                <text:p>0.12839024460334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28201635130973">
                <text:p>0.12820163513097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28012010340426">
                <text:p>0.12801201034042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27821379487623">
                <text:p>0.12782137948762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2762976734638">
                <text:p>0.1276297673463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274372131139">
                <text:p>0.127437213113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27243768842495">
                <text:p>0.12724376884249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27049497513346">
                <text:p>0.12704949751334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2685447088543">
                <text:p>0.1268544708854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.932614555256065">
                <text:p>0.932614555256065</text:p>
              </table:table-cell>
              <table:table-cell office:value-type="float" office:value="0.126658767255566">
                <text:p>0.12665876725556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932614555256065">
                <text:p>0.932614555256065</text:p>
              </table:table-cell>
              <table:table-cell office:value-type="float" office:value="0.126462469255476">
                <text:p>0.12646246925547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.932614555256065">
                <text:p>0.932614555256065</text:p>
              </table:table-cell>
              <table:table-cell office:value-type="float" office:value="0.126265661791533">
                <text:p>0.12626566179153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.932614555256065">
                <text:p>0.932614555256065</text:p>
              </table:table-cell>
              <table:table-cell office:value-type="float" office:value="0.126068430206527">
                <text:p>0.12606843020652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.933962264150943">
                <text:p>0.933962264150943</text:p>
              </table:table-cell>
              <table:table-cell office:value-type="float" office:value="0.125870858714281">
                <text:p>0.12587085871428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.933962264150943">
                <text:p>0.933962264150943</text:p>
              </table:table-cell>
              <table:table-cell office:value-type="float" office:value="0.125673029130709">
                <text:p>0.12567302913070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933962264150943">
                <text:p>0.933962264150943</text:p>
              </table:table-cell>
              <table:table-cell office:value-type="float" office:value="0.125475019901516">
                <text:p>0.12547501990151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.933962264150943">
                <text:p>0.933962264150943</text:p>
              </table:table-cell>
              <table:table-cell office:value-type="float" office:value="0.125276905408537">
                <text:p>0.12527690540853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.933962264150943">
                <text:p>0.933962264150943</text:p>
              </table:table-cell>
              <table:table-cell office:value-type="float" office:value="0.125078755524201">
                <text:p>0.12507875552420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.933962264150943">
                <text:p>0.933962264150943</text:p>
              </table:table-cell>
              <table:table-cell office:value-type="float" office:value="0.124880635376424">
                <text:p>0.12488063537642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.933962264150943">
                <text:p>0.933962264150943</text:p>
              </table:table-cell>
              <table:table-cell office:value-type="float" office:value="0.124682605283545">
                <text:p>0.12468260528354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.933962264150943">
                <text:p>0.933962264150943</text:p>
              </table:table-cell>
              <table:table-cell office:value-type="float" office:value="0.124484720819749">
                <text:p>0.12448472081974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.935309973045822">
                <text:p>0.935309973045822</text:p>
              </table:table-cell>
              <table:table-cell office:value-type="float" office:value="0.12428703297456">
                <text:p>0.1242870329745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.935309973045822">
                <text:p>0.935309973045822</text:p>
              </table:table-cell>
              <table:table-cell office:value-type="float" office:value="0.124089588374657">
                <text:p>0.12408958837465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.935309973045822">
                <text:p>0.935309973045822</text:p>
              </table:table-cell>
              <table:table-cell office:value-type="float" office:value="0.123892429541529">
                <text:p>0.12389242954152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.935309973045822">
                <text:p>0.935309973045822</text:p>
              </table:table-cell>
              <table:table-cell office:value-type="float" office:value="0.123695595163873">
                <text:p>0.12369559516387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935309973045822">
                <text:p>0.935309973045822</text:p>
              </table:table-cell>
              <table:table-cell office:value-type="float" office:value="0.123499120368758">
                <text:p>0.1234991203687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